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119.11pt"/>
    </style:style>
    <style:style style:name="co9" style:family="table-column">
      <style:table-column-properties fo:break-before="auto" style:column-width="103.66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109.05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45.01pt"/>
    </style:style>
    <style:style style:name="co14" style:family="table-column">
      <style:table-column-properties fo:break-before="auto" style:column-width="140.71pt"/>
    </style:style>
    <style:style style:name="co15" style:family="table-column">
      <style:table-column-properties fo:break-before="auto" style:column-width="112.14pt"/>
    </style:style>
    <style:style style:name="co16" style:family="table-column">
      <style:table-column-properties fo:break-before="auto" style:column-width="119.91pt"/>
    </style:style>
    <style:style style:name="co17" style:family="table-column">
      <style:table-column-properties fo:break-before="auto" style:column-width="72pt"/>
    </style:style>
    <style:style style:name="co18" style:family="table-column">
      <style:table-column-properties fo:break-before="auto" style:column-width="65.06pt"/>
    </style:style>
    <style:style style:name="co19" style:family="table-column">
      <style:table-column-properties fo:break-before="auto" style:column-width="55.81pt"/>
    </style:style>
    <style:style style:name="co20" style:family="table-column">
      <style:table-column-properties fo:break-before="auto" style:column-width="61.2pt"/>
    </style:style>
    <style:style style:name="co21" style:family="table-column">
      <style:table-column-properties fo:break-before="auto" style:column-width="34.95pt"/>
    </style:style>
    <style:style style:name="co22" style:family="table-column">
      <style:table-column-properties fo:break-before="auto" style:column-width="63.5pt"/>
    </style:style>
    <style:style style:name="co23" style:family="table-column">
      <style:table-column-properties fo:break-before="auto" style:column-width="61.99pt"/>
    </style:style>
    <style:style style:name="co24" style:family="table-column">
      <style:table-column-properties fo:break-before="auto" style:column-width="36.51pt"/>
    </style:style>
    <style:style style:name="co25" style:family="table-column">
      <style:table-column-properties fo:break-before="auto" style:column-width="48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ouglas_Gilliland_2018-10-12_12-57-04" table:style-name="ta1">
        <table:shapes>
          <draw:frame draw:z-index="0" draw:style-name="gr1" draw:text-style-name="P1" svg:width="639.44pt" svg:height="458.56pt" svg:x="185.78pt" svg:y="15875.01pt">
            <draw:object draw:notify-on-update-of-ranges="'Douglas_Gilliland_2018-10-12_12-57-04'.B3:'Douglas_Gilliland_2018-10-12_12-57-04'.B3 'Douglas_Gilliland_2018-10-12_12-57-04'.B4:'Douglas_Gilliland_2018-10-12_12-57-04'.B1258 'Douglas_Gilliland_2018-10-12_12-57-04'.C3:'Douglas_Gilliland_2018-10-12_12-57-04'.C3 'Douglas_Gilliland_2018-10-12_12-57-04'.C4:'Douglas_Gilliland_2018-10-12_12-57-04'.C1258 'Douglas_Gilliland_2018-10-12_12-57-04'.D3:'Douglas_Gilliland_2018-10-12_12-57-04'.D3 'Douglas_Gilliland_2018-10-12_12-57-04'.D4:'Douglas_Gilliland_2018-10-12_12-57-04'.D1258 'Douglas_Gilliland_2018-10-12_12-57-04'.E3:'Douglas_Gilliland_2018-10-12_12-57-04'.E3 'Douglas_Gilliland_2018-10-12_12-57-04'.E4:'Douglas_Gilliland_2018-10-12_12-57-04'.E12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Sport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Start 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 distance (mi)</text:p>
          </table:table-cell>
          <table:table-cell office:value-type="string" calcext:value-type="string">
            <text:p>Average heart rate (bpm)</text:p>
          </table:table-cell>
          <table:table-cell office:value-type="string" calcext:value-type="string">
            <text:p>Average speed (mi/h)</text:p>
          </table:table-cell>
          <table:table-cell office:value-type="string" calcext:value-type="string">
            <text:p>Max speed (mi/h)</text:p>
          </table:table-cell>
          <table:table-cell office:value-type="string" calcext:value-type="string">
            <text:p>Average pace (min/mi)</text:p>
          </table:table-cell>
          <table:table-cell office:value-type="string" calcext:value-type="string">
            <text:p>Max pace (min/mi)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Fat percentage of calories(%)</text:p>
          </table:table-cell>
          <table:table-cell office:value-type="string" calcext:value-type="string">
            <text:p>Average cadence (rpm)</text:p>
          </table:table-cell>
          <table:table-cell office:value-type="string" calcext:value-type="string">
            <text:p>Average stride length (in)</text:p>
          </table:table-cell>
          <table:table-cell office:value-type="string" calcext:value-type="string">
            <text:p>Running index</text:p>
          </table:table-cell>
          <table:table-cell office:value-type="string" calcext:value-type="string">
            <text:p>Training load</text:p>
          </table:table-cell>
          <table:table-cell office:value-type="string" calcext:value-type="string">
            <text:p>Ascent (ft)</text:p>
          </table:table-cell>
          <table:table-cell office:value-type="string" calcext:value-type="string">
            <text:p>Descent (ft)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Height (ft in)</text:p>
          </table:table-cell>
          <table:table-cell office:value-type="string" calcext:value-type="string">
            <text:p>Weight (lbs)</text:p>
          </table:table-cell>
          <table:table-cell office:value-type="string" calcext:value-type="string">
            <text:p>HR max</text:p>
          </table:table-cell>
          <table:table-cell office:value-type="string" calcext:value-type="string">
            <text:p>HR sit</text:p>
          </table:table-cell>
          <table:table-cell office:value-type="string" calcext:value-type="string">
            <text:p>VO2max</text:p>
          </table:table-cell>
        </table:table-row>
        <table:table-row table:style-name="ro1">
          <table:table-cell office:value-type="string" calcext:value-type="string">
            <text:p>Douglas Gilliland</text:p>
          </table:table-cell>
          <table:table-cell table:style-name="Default" office:value-type="string" calcext:value-type="string">
            <text:p>OTHER_OUTDOOR</text:p>
          </table:table-cell>
          <table:table-cell office:value-type="string" calcext:value-type="string">
            <text:p>12-10-2018</text:p>
          </table:table-cell>
          <table:table-cell table:number-columns-repeated="2"/>
          <table:table-cell table:style-name="ce1" office:value-type="string" calcext:value-type="string">
            <text:p>12:57:04</text:p>
          </table:table-cell>
          <table:table-cell office:value-type="string" calcext:value-type="string">
            <text:p>00:20:55</text:p>
          </table:table-cell>
          <table:table-cell office:value-type="float" office:value="0.38" calcext:value-type="float">
            <text:p>0.38</text:p>
          </table:table-cell>
          <table:table-cell office:value-type="float" office:value="114" calcext:value-type="float">
            <text:p>114</text:p>
          </table:table-cell>
          <table:table-cell office:value-type="float" office:value="1.1" calcext:value-type="float">
            <text:p>1.1</text:p>
          </table:table-cell>
          <table:table-cell office:value-type="float" office:value="3.6" calcext:value-type="float">
            <text:p>3.6</text:p>
          </table:table-cell>
          <table:table-cell table:style-name="ce1" office:value-type="string" calcext:value-type="string">
            <text:p>54:31</text:p>
          </table:table-cell>
          <table:table-cell table:style-name="ce1" office:value-type="string" calcext:value-type="string">
            <text:p>16:39</text:p>
          </table:table-cell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office:value-type="string" calcext:value-type="string">
            <text:p>5 10</text:p>
          </table:table-cell>
          <table:table-cell office:value-type="float" office:value="163.1" calcext:value-type="float">
            <text:p>163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le r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R (bpm)</text:p>
          </table:table-cell>
          <table:table-cell office:value-type="string" calcext:value-type="string">
            <text:p>HR(Min)</text:p>
          </table:table-cell>
          <table:table-cell office:value-type="string" calcext:value-type="string">
            <text:p>HR(Max)</text:p>
          </table:table-cell>
          <table:table-cell office:value-type="string" calcext:value-type="string">
            <text:p>Speed (mi/h)</text:p>
          </table:table-cell>
          <table:table-cell table:style-name="Default" office:value-type="string" calcext:value-type="string">
            <text:p>Pace (min/mi)</text:p>
          </table:table-cell>
          <table:table-cell office:value-type="string" calcext:value-type="string">
            <text:p>Cadence</text:p>
          </table:table-cell>
          <table:table-cell office:value-type="string" calcext:value-type="string">
            <text:p>Altitude (ft)</text:p>
          </table:table-cell>
          <table:table-cell office:value-type="string" calcext:value-type="string">
            <text:p>Stride length (in)</text:p>
          </table:table-cell>
          <table:table-cell office:value-type="string" calcext:value-type="string">
            <text:p>Distances (ft)</text:p>
          </table:table-cell>
          <table:table-cell office:value-type="string" calcext:value-type="string">
            <text:p>Temperatures (F)</text:p>
          </table:table-cell>
          <table:table-cell office:value-type="string" calcext:value-type="string">
            <text:p>Power (W)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:00:00</text:p>
          </table:table-cell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1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2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.92" calcext:value-type="float">
            <text:p>2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3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5.34" calcext:value-type="float">
            <text:p>5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4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8.85" calcext:value-type="float">
            <text:p>8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5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13.16" calcext:value-type="float">
            <text:p>13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6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17.96" calcext:value-type="float">
            <text:p>17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7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21.96" calcext:value-type="float">
            <text:p>21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8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25.46" calcext:value-type="float">
            <text:p>25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9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30.75" calcext:value-type="float">
            <text:p>30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0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35.07" calcext:value-type="float">
            <text:p>3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1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37.34" calcext:value-type="float">
            <text:p>37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2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40.29" calcext:value-type="float">
            <text:p>40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3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42.1" calcext:value-type="float">
            <text:p>42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4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44.05" calcext:value-type="float">
            <text:p>44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5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46.94" calcext:value-type="float">
            <text:p>46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6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49.92" calcext:value-type="float">
            <text:p>49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7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52.04" calcext:value-type="float">
            <text:p>52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8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52.32" calcext:value-type="float">
            <text:p>52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9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53.28" calcext:value-type="float">
            <text:p>53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0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53.68" calcext:value-type="float">
            <text:p>53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1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53.73" calcext:value-type="float">
            <text:p>53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2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53.73" calcext:value-type="float">
            <text:p>53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3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53.73" calcext:value-type="float">
            <text:p>53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4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53.86" calcext:value-type="float">
            <text:p>53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5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56.23" calcext:value-type="float">
            <text:p>56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6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57.66" calcext:value-type="float">
            <text:p>57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7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37:57</text:p>
          </table:table-cell>
          <table:table-cell table:number-columns-repeated="3"/>
          <table:table-cell office:value-type="float" office:value="58.02" calcext:value-type="float">
            <text:p>58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8</text:p>
          </table:table-cell>
          <table:table-cell office:value-type="float" office:value="66" calcext:value-type="float">
            <text:p>6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58.02" calcext:value-type="float">
            <text:p>58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9</text:p>
          </table:table-cell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321:52</text:p>
          </table:table-cell>
          <table:table-cell table:number-columns-repeated="3"/>
          <table:table-cell office:value-type="float" office:value="59.69" calcext:value-type="float">
            <text:p>59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0</text:p>
          </table:table-cell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321:52</text:p>
          </table:table-cell>
          <table:table-cell table:number-columns-repeated="3"/>
          <table:table-cell office:value-type="float" office:value="61.79" calcext:value-type="float">
            <text:p>61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1</text:p>
          </table:table-cell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321:52</text:p>
          </table:table-cell>
          <table:table-cell table:number-columns-repeated="3"/>
          <table:table-cell office:value-type="float" office:value="63.82" calcext:value-type="float">
            <text:p>63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2</text:p>
          </table:table-cell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321:52</text:p>
          </table:table-cell>
          <table:table-cell table:number-columns-repeated="3"/>
          <table:table-cell office:value-type="float" office:value="64.83" calcext:value-type="float">
            <text:p>64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3</text:p>
          </table:table-cell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4.83" calcext:value-type="float">
            <text:p>64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4</text:p>
          </table:table-cell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4.83" calcext:value-type="float">
            <text:p>64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5</text:p>
          </table:table-cell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4.83" calcext:value-type="float">
            <text:p>64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6</text:p>
          </table:table-cell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4.83" calcext:value-type="float">
            <text:p>64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7</text:p>
          </table:table-cell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07:17</text:p>
          </table:table-cell>
          <table:table-cell table:number-columns-repeated="3"/>
          <table:table-cell office:value-type="float" office:value="64.83" calcext:value-type="float">
            <text:p>64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8</text:p>
          </table:table-cell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64.83" calcext:value-type="float">
            <text:p>64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9</text:p>
          </table:table-cell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64.83" calcext:value-type="float">
            <text:p>64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0</text:p>
          </table:table-cell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66.8" calcext:value-type="float">
            <text:p>66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1</text:p>
          </table:table-cell>
          <table:table-cell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69.83" calcext:value-type="float">
            <text:p>69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2</text:p>
          </table:table-cell>
          <table:table-cell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72.2" calcext:value-type="float">
            <text:p>72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3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73.45" calcext:value-type="float">
            <text:p>73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4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74.9" calcext:value-type="float">
            <text:p>74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5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75.81" calcext:value-type="float">
            <text:p>75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6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37:57</text:p>
          </table:table-cell>
          <table:table-cell table:number-columns-repeated="3"/>
          <table:table-cell office:value-type="float" office:value="78.07" calcext:value-type="float">
            <text:p>78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7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0:42</text:p>
          </table:table-cell>
          <table:table-cell table:number-columns-repeated="3"/>
          <table:table-cell office:value-type="float" office:value="78.07" calcext:value-type="float">
            <text:p>78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8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78.07" calcext:value-type="float">
            <text:p>78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9</text:p>
          </table:table-cell>
          <table:table-cell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07:17</text:p>
          </table:table-cell>
          <table:table-cell table:number-columns-repeated="3"/>
          <table:table-cell office:value-type="float" office:value="78.07" calcext:value-type="float">
            <text:p>78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0</text:p>
          </table:table-cell>
          <table:table-cell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07:17</text:p>
          </table:table-cell>
          <table:table-cell table:number-columns-repeated="3"/>
          <table:table-cell office:value-type="float" office:value="78.07" calcext:value-type="float">
            <text:p>78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1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78.07" calcext:value-type="float">
            <text:p>78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2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80.19" calcext:value-type="float">
            <text:p>80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3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81.63" calcext:value-type="float">
            <text:p>81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4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83.77" calcext:value-type="float">
            <text:p>83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5</text:p>
          </table:table-cell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87.61" calcext:value-type="float">
            <text:p>87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6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90.55" calcext:value-type="float">
            <text:p>90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7</text:p>
          </table:table-cell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92.79" calcext:value-type="float">
            <text:p>92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8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94.49" calcext:value-type="float">
            <text:p>94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9</text:p>
          </table:table-cell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96.74" calcext:value-type="float">
            <text:p>96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0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98.83" calcext:value-type="float">
            <text:p>98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1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00.32" calcext:value-type="float">
            <text:p>100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2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3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01.31" calcext:value-type="float">
            <text:p>101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4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02.93" calcext:value-type="float">
            <text:p>102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5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04.55" calcext:value-type="float">
            <text:p>104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6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05.07" calcext:value-type="float">
            <text:p>10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7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05.07" calcext:value-type="float">
            <text:p>10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8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5.07" calcext:value-type="float">
            <text:p>10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9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5.07" calcext:value-type="float">
            <text:p>10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0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5.07" calcext:value-type="float">
            <text:p>10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1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5.07" calcext:value-type="float">
            <text:p>10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2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5.07" calcext:value-type="float">
            <text:p>10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3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5.07" calcext:value-type="float">
            <text:p>10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4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5.07" calcext:value-type="float">
            <text:p>10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5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5.07" calcext:value-type="float">
            <text:p>10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6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93:07</text:p>
          </table:table-cell>
          <table:table-cell table:number-columns-repeated="3"/>
          <table:table-cell office:value-type="float" office:value="105.07" calcext:value-type="float">
            <text:p>10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7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105.07" calcext:value-type="float">
            <text:p>10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8</text:p>
          </table:table-cell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05.07" calcext:value-type="float">
            <text:p>10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9</text:p>
          </table:table-cell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105.66" calcext:value-type="float">
            <text:p>105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0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110.5" calcext:value-type="float">
            <text:p>110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1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14.05" calcext:value-type="float">
            <text:p>114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2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16.55" calcext:value-type="float">
            <text:p>116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3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17.75" calcext:value-type="float">
            <text:p>117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4</text:p>
          </table:table-cell>
          <table:table-cell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18.57" calcext:value-type="float">
            <text:p>118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5</text:p>
          </table:table-cell>
          <table:table-cell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22.23" calcext:value-type="float">
            <text:p>122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6</text:p>
          </table:table-cell>
          <table:table-cell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23.63" calcext:value-type="float">
            <text:p>123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7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24.13" calcext:value-type="float">
            <text:p>124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124.29" calcext:value-type="float">
            <text:p>124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9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93:07</text:p>
          </table:table-cell>
          <table:table-cell table:number-columns-repeated="3"/>
          <table:table-cell office:value-type="float" office:value="124.29" calcext:value-type="float">
            <text:p>124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0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124.34" calcext:value-type="float">
            <text:p>124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1</text:p>
          </table:table-cell>
          <table:table-cell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126.2" calcext:value-type="float">
            <text:p>126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2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127.83" calcext:value-type="float">
            <text:p>127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3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127.95" calcext:value-type="float">
            <text:p>127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4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37:57</text:p>
          </table:table-cell>
          <table:table-cell table:number-columns-repeated="3"/>
          <table:table-cell office:value-type="float" office:value="127.95" calcext:value-type="float">
            <text:p>127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5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127.95" calcext:value-type="float">
            <text:p>127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6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127.95" calcext:value-type="float">
            <text:p>127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7</text:p>
          </table:table-cell>
          <table:table-cell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127.95" calcext:value-type="float">
            <text:p>127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93:07</text:p>
          </table:table-cell>
          <table:table-cell table:number-columns-repeated="3"/>
          <table:table-cell office:value-type="float" office:value="127.95" calcext:value-type="float">
            <text:p>127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9</text:p>
          </table:table-cell>
          <table:table-cell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241:24</text:p>
          </table:table-cell>
          <table:table-cell table:number-columns-repeated="3"/>
          <table:table-cell office:value-type="float" office:value="127.95" calcext:value-type="float">
            <text:p>127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0</text:p>
          </table:table-cell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127.95" calcext:value-type="float">
            <text:p>127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1</text:p>
          </table:table-cell>
          <table:table-cell office:value-type="float" office:value="83" calcext:value-type="float">
            <text:p>8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0:42</text:p>
          </table:table-cell>
          <table:table-cell table:number-columns-repeated="3"/>
          <table:table-cell office:value-type="float" office:value="127.95" calcext:value-type="float">
            <text:p>127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2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07:17</text:p>
          </table:table-cell>
          <table:table-cell table:number-columns-repeated="3"/>
          <table:table-cell office:value-type="float" office:value="129.32" calcext:value-type="float">
            <text:p>129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3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130.17" calcext:value-type="float">
            <text:p>130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4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130.73" calcext:value-type="float">
            <text:p>130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5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131.61" calcext:value-type="float">
            <text:p>131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6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134.67" calcext:value-type="float">
            <text:p>134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7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8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37.65" calcext:value-type="float">
            <text:p>137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9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37.94" calcext:value-type="float">
            <text:p>137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0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37.94" calcext:value-type="float">
            <text:p>137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1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321:52</text:p>
          </table:table-cell>
          <table:table-cell table:number-columns-repeated="3"/>
          <table:table-cell office:value-type="float" office:value="139.5" calcext:value-type="float">
            <text:p>139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2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141.93" calcext:value-type="float">
            <text:p>141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3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44.94" calcext:value-type="float">
            <text:p>144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4</text:p>
          </table:table-cell>
          <table:table-cell office:value-type="float" office:value="95" calcext:value-type="float">
            <text:p>9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47.1" calcext:value-type="float">
            <text:p>147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5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148.92" calcext:value-type="float">
            <text:p>148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6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7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52.48" calcext:value-type="float">
            <text:p>152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8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156.22" calcext:value-type="float">
            <text:p>156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9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60.3" calcext:value-type="float">
            <text:p>160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0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64.68" calcext:value-type="float">
            <text:p>164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1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65.45" calcext:value-type="float">
            <text:p>165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2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67.63" calcext:value-type="float">
            <text:p>167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3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71.64" calcext:value-type="float">
            <text:p>171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4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74.98" calcext:value-type="float">
            <text:p>174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5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177.47" calcext:value-type="float">
            <text:p>177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6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77.91" calcext:value-type="float">
            <text:p>177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7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80.01" calcext:value-type="float">
            <text:p>180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8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181.5" calcext:value-type="float">
            <text:p>181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9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181.5" calcext:value-type="float">
            <text:p>181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0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81.5" calcext:value-type="float">
            <text:p>181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1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82.45" calcext:value-type="float">
            <text:p>182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2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86.1" calcext:value-type="float">
            <text:p>186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3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86.1" calcext:value-type="float">
            <text:p>186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4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86.1" calcext:value-type="float">
            <text:p>186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5</text:p>
          </table:table-cell>
          <table:table-cell office:value-type="float" office:value="95" calcext:value-type="float">
            <text:p>9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86.1" calcext:value-type="float">
            <text:p>186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6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86.1" calcext:value-type="float">
            <text:p>186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7</text:p>
          </table:table-cell>
          <table:table-cell office:value-type="float" office:value="97" calcext:value-type="float">
            <text:p>9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86.1" calcext:value-type="float">
            <text:p>186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8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90.25" calcext:value-type="float">
            <text:p>190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9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95.34" calcext:value-type="float">
            <text:p>195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0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198.21" calcext:value-type="float">
            <text:p>198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1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200.45" calcext:value-type="float">
            <text:p>200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2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203.29" calcext:value-type="float">
            <text:p>203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3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208.28" calcext:value-type="float">
            <text:p>208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4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11.9" calcext:value-type="float">
            <text:p>211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5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11.9" calcext:value-type="float">
            <text:p>211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6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11.9" calcext:value-type="float">
            <text:p>211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7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211.9" calcext:value-type="float">
            <text:p>211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8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211.9" calcext:value-type="float">
            <text:p>211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9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211.9" calcext:value-type="float">
            <text:p>211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0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211.9" calcext:value-type="float">
            <text:p>211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1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211.9" calcext:value-type="float">
            <text:p>211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2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211.9" calcext:value-type="float">
            <text:p>211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3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11.9" calcext:value-type="float">
            <text:p>211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4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11.9" calcext:value-type="float">
            <text:p>211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5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11.9" calcext:value-type="float">
            <text:p>211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6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321:52</text:p>
          </table:table-cell>
          <table:table-cell table:number-columns-repeated="3"/>
          <table:table-cell office:value-type="float" office:value="212.1" calcext:value-type="float">
            <text:p>212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7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12.1" calcext:value-type="float">
            <text:p>212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8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12.53" calcext:value-type="float">
            <text:p>212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9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13.51" calcext:value-type="float">
            <text:p>213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0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14.08" calcext:value-type="float">
            <text:p>214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1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15.01" calcext:value-type="float">
            <text:p>215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2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15.01" calcext:value-type="float">
            <text:p>215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3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216.34" calcext:value-type="float">
            <text:p>216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4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16.34" calcext:value-type="float">
            <text:p>216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5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217.4" calcext:value-type="float">
            <text:p>217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6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219.92" calcext:value-type="float">
            <text:p>219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222.25" calcext:value-type="float">
            <text:p>222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8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22.25" calcext:value-type="float">
            <text:p>222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9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22.25" calcext:value-type="float">
            <text:p>222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0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222.6" calcext:value-type="float">
            <text:p>222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1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225.97" calcext:value-type="float">
            <text:p>225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2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28.24" calcext:value-type="float">
            <text:p>228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3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228.24" calcext:value-type="float">
            <text:p>228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4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228.24" calcext:value-type="float">
            <text:p>228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28.24" calcext:value-type="float">
            <text:p>228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6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229.51" calcext:value-type="float">
            <text:p>229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7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07:17</text:p>
          </table:table-cell>
          <table:table-cell table:number-columns-repeated="3"/>
          <table:table-cell office:value-type="float" office:value="231.17" calcext:value-type="float">
            <text:p>231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8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93:07</text:p>
          </table:table-cell>
          <table:table-cell table:number-columns-repeated="3"/>
          <table:table-cell office:value-type="float" office:value="232.06" calcext:value-type="float">
            <text:p>232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9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32.06" calcext:value-type="float">
            <text:p>232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0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32.06" calcext:value-type="float">
            <text:p>232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1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32.06" calcext:value-type="float">
            <text:p>232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2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232.06" calcext:value-type="float">
            <text:p>232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3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232.06" calcext:value-type="float">
            <text:p>232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4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233.39" calcext:value-type="float">
            <text:p>233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5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34.38" calcext:value-type="float">
            <text:p>234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6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36.68" calcext:value-type="float">
            <text:p>236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7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38.52" calcext:value-type="float">
            <text:p>238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8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41.45" calcext:value-type="float">
            <text:p>241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9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45.2" calcext:value-type="float">
            <text:p>245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0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49.88" calcext:value-type="float">
            <text:p>249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1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52.8" calcext:value-type="float">
            <text:p>252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2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254.02" calcext:value-type="float">
            <text:p>254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3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256.64" calcext:value-type="float">
            <text:p>256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4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59.06" calcext:value-type="float">
            <text:p>259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5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260.14" calcext:value-type="float">
            <text:p>260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6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60.14" calcext:value-type="float">
            <text:p>260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7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60.14" calcext:value-type="float">
            <text:p>260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8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60.51" calcext:value-type="float">
            <text:p>260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9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62.07" calcext:value-type="float">
            <text:p>262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0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62.51" calcext:value-type="float">
            <text:p>262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1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262.51" calcext:value-type="float">
            <text:p>262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2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262.51" calcext:value-type="float">
            <text:p>262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3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264.92" calcext:value-type="float">
            <text:p>264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4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267.08" calcext:value-type="float">
            <text:p>267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5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270.53" calcext:value-type="float">
            <text:p>270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6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272.27" calcext:value-type="float">
            <text:p>272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7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75.68" calcext:value-type="float">
            <text:p>275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8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278.66" calcext:value-type="float">
            <text:p>278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9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281.06" calcext:value-type="float">
            <text:p>281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0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282.06" calcext:value-type="float">
            <text:p>282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1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282.64" calcext:value-type="float">
            <text:p>282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2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82.64" calcext:value-type="float">
            <text:p>282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3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282.64" calcext:value-type="float">
            <text:p>282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4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282.64" calcext:value-type="float">
            <text:p>282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5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85.29" calcext:value-type="float">
            <text:p>285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6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85.94" calcext:value-type="float">
            <text:p>285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7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86.45" calcext:value-type="float">
            <text:p>286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8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86.59" calcext:value-type="float">
            <text:p>286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9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91.87" calcext:value-type="float">
            <text:p>291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0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297.16" calcext:value-type="float">
            <text:p>297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1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298.62" calcext:value-type="float">
            <text:p>298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2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298.62" calcext:value-type="float">
            <text:p>298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3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298.62" calcext:value-type="float">
            <text:p>298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4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99.07" calcext:value-type="float">
            <text:p>299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5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303.35" calcext:value-type="float">
            <text:p>303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6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305.22" calcext:value-type="float">
            <text:p>305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305.22" calcext:value-type="float">
            <text:p>305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8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305.22" calcext:value-type="float">
            <text:p>305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9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05.22" calcext:value-type="float">
            <text:p>305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05.22" calcext:value-type="float">
            <text:p>305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05.22" calcext:value-type="float">
            <text:p>305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2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305.87" calcext:value-type="float">
            <text:p>305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3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05.87" calcext:value-type="float">
            <text:p>305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4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05.87" calcext:value-type="float">
            <text:p>305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5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305.87" calcext:value-type="float">
            <text:p>305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6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7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308.3" calcext:value-type="float">
            <text:p>308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8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1:57</text:p>
          </table:table-cell>
          <table:table-cell table:number-columns-repeated="3"/>
          <table:table-cell office:value-type="float" office:value="313.23" calcext:value-type="float">
            <text:p>313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9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317.93" calcext:value-type="float">
            <text:p>317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0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2:27</text:p>
          </table:table-cell>
          <table:table-cell table:number-columns-repeated="3"/>
          <table:table-cell office:value-type="float" office:value="321.55" calcext:value-type="float">
            <text:p>321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1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326.83" calcext:value-type="float">
            <text:p>326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2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332.11" calcext:value-type="float">
            <text:p>332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3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337.4" calcext:value-type="float">
            <text:p>337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4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342.68" calcext:value-type="float">
            <text:p>342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5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347.97" calcext:value-type="float">
            <text:p>347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6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351.44" calcext:value-type="float">
            <text:p>351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7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352.08" calcext:value-type="float">
            <text:p>352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8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352.56" calcext:value-type="float">
            <text:p>352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9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352.56" calcext:value-type="float">
            <text:p>352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0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352.56" calcext:value-type="float">
            <text:p>352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1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52.56" calcext:value-type="float">
            <text:p>352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2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352.56" calcext:value-type="float">
            <text:p>352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3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352.56" calcext:value-type="float">
            <text:p>352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4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356.03" calcext:value-type="float">
            <text:p>356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5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357.48" calcext:value-type="float">
            <text:p>357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6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357.81" calcext:value-type="float">
            <text:p>357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7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357.81" calcext:value-type="float">
            <text:p>357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8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357.81" calcext:value-type="float">
            <text:p>357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9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357.81" calcext:value-type="float">
            <text:p>357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0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359.05" calcext:value-type="float">
            <text:p>359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362.23" calcext:value-type="float">
            <text:p>362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2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362.92" calcext:value-type="float">
            <text:p>362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3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367.26" calcext:value-type="float">
            <text:p>367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4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369.77" calcext:value-type="float">
            <text:p>369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370.61" calcext:value-type="float">
            <text:p>370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6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374.44" calcext:value-type="float">
            <text:p>374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377.69" calcext:value-type="float">
            <text:p>377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8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380.1" calcext:value-type="float">
            <text:p>380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9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380.1" calcext:value-type="float">
            <text:p>380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0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380.1" calcext:value-type="float">
            <text:p>380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1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382.91" calcext:value-type="float">
            <text:p>382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2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387.65" calcext:value-type="float">
            <text:p>387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3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391.86" calcext:value-type="float">
            <text:p>391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4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395.01" calcext:value-type="float">
            <text:p>395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5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396.78" calcext:value-type="float">
            <text:p>396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6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396.78" calcext:value-type="float">
            <text:p>396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397.03" calcext:value-type="float">
            <text:p>397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8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397.58" calcext:value-type="float">
            <text:p>397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9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399.4" calcext:value-type="float">
            <text:p>399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401.96" calcext:value-type="float">
            <text:p>401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403.16" calcext:value-type="float">
            <text:p>403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2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403.16" calcext:value-type="float">
            <text:p>403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3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403.99" calcext:value-type="float">
            <text:p>403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408.08" calcext:value-type="float">
            <text:p>408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5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413.17" calcext:value-type="float">
            <text:p>413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6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418.02" calcext:value-type="float">
            <text:p>418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7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420.56" calcext:value-type="float">
            <text:p>420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8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421.16" calcext:value-type="float">
            <text:p>421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9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421.16" calcext:value-type="float">
            <text:p>421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422.47" calcext:value-type="float">
            <text:p>422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424.14" calcext:value-type="float">
            <text:p>424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2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424.71" calcext:value-type="float">
            <text:p>424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3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424.71" calcext:value-type="float">
            <text:p>424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4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424.71" calcext:value-type="float">
            <text:p>424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426.04" calcext:value-type="float">
            <text:p>426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6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430.95" calcext:value-type="float">
            <text:p>430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436.24" calcext:value-type="float">
            <text:p>436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8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441.08" calcext:value-type="float">
            <text:p>441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9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444.7" calcext:value-type="float">
            <text:p>444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448.17" calcext:value-type="float">
            <text:p>448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1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452.84" calcext:value-type="float">
            <text:p>452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2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456.31" calcext:value-type="float">
            <text:p>456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3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458.55" calcext:value-type="float">
            <text:p>458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4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459.13" calcext:value-type="float">
            <text:p>459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5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460.57" calcext:value-type="float">
            <text:p>460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6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461.55" calcext:value-type="float">
            <text:p>461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7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463.74" calcext:value-type="float">
            <text:p>463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8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464.79" calcext:value-type="float">
            <text:p>464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9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467.53" calcext:value-type="float">
            <text:p>467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0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472.61" calcext:value-type="float">
            <text:p>472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1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476.9" calcext:value-type="float">
            <text:p>476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2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481.63" calcext:value-type="float">
            <text:p>481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3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485.1" calcext:value-type="float">
            <text:p>485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488.27" calcext:value-type="float">
            <text:p>488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5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489.77" calcext:value-type="float">
            <text:p>489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6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490.36" calcext:value-type="float">
            <text:p>490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7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490.7" calcext:value-type="float">
            <text:p>490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8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490.98" calcext:value-type="float">
            <text:p>490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9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494.75" calcext:value-type="float">
            <text:p>494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0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498.41" calcext:value-type="float">
            <text:p>498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1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500.5" calcext:value-type="float">
            <text:p>500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2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502.36" calcext:value-type="float">
            <text:p>502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3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506.55" calcext:value-type="float">
            <text:p>506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4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511.84" calcext:value-type="float">
            <text:p>511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5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517.12" calcext:value-type="float">
            <text:p>517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6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2:27</text:p>
          </table:table-cell>
          <table:table-cell table:number-columns-repeated="3"/>
          <table:table-cell office:value-type="float" office:value="521.24" calcext:value-type="float">
            <text:p>521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7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2:27</text:p>
          </table:table-cell>
          <table:table-cell table:number-columns-repeated="3"/>
          <table:table-cell office:value-type="float" office:value="523.37" calcext:value-type="float">
            <text:p>523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8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2:27</text:p>
          </table:table-cell>
          <table:table-cell table:number-columns-repeated="3"/>
          <table:table-cell office:value-type="float" office:value="525.09" calcext:value-type="float">
            <text:p>525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9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526.25" calcext:value-type="float">
            <text:p>526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0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527.47" calcext:value-type="float">
            <text:p>527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1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527.47" calcext:value-type="float">
            <text:p>527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2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527.47" calcext:value-type="float">
            <text:p>527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3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530" calcext:value-type="float">
            <text:p>5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4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534.53" calcext:value-type="float">
            <text:p>534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539.11" calcext:value-type="float">
            <text:p>539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6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543.45" calcext:value-type="float">
            <text:p>543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7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546.56" calcext:value-type="float">
            <text:p>546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8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549.33" calcext:value-type="float">
            <text:p>549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9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549.33" calcext:value-type="float">
            <text:p>549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0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549.33" calcext:value-type="float">
            <text:p>549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1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551.25" calcext:value-type="float">
            <text:p>551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2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551.25" calcext:value-type="float">
            <text:p>551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3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551.64" calcext:value-type="float">
            <text:p>551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4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553.56" calcext:value-type="float">
            <text:p>553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5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556.58" calcext:value-type="float">
            <text:p>556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6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560.76" calcext:value-type="float">
            <text:p>560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7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565.03" calcext:value-type="float">
            <text:p>565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8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568.59" calcext:value-type="float">
            <text:p>568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9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571.11" calcext:value-type="float">
            <text:p>571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0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573.35" calcext:value-type="float">
            <text:p>573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1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574.42" calcext:value-type="float">
            <text:p>574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2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574.42" calcext:value-type="float">
            <text:p>574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3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574.42" calcext:value-type="float">
            <text:p>574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4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574.42" calcext:value-type="float">
            <text:p>574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5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574.42" calcext:value-type="float">
            <text:p>574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6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577.84" calcext:value-type="float">
            <text:p>577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7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581.88" calcext:value-type="float">
            <text:p>581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8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585.18" calcext:value-type="float">
            <text:p>585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9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589.1" calcext:value-type="float">
            <text:p>589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0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593.88" calcext:value-type="float">
            <text:p>593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1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599.17" calcext:value-type="float">
            <text:p>599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2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604.45" calcext:value-type="float">
            <text:p>604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3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05.51" calcext:value-type="float">
            <text:p>605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4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605.51" calcext:value-type="float">
            <text:p>605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5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605.51" calcext:value-type="float">
            <text:p>605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6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605.51" calcext:value-type="float">
            <text:p>605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7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605.51" calcext:value-type="float">
            <text:p>605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8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606.06" calcext:value-type="float">
            <text:p>606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9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606.06" calcext:value-type="float">
            <text:p>606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0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606.72" calcext:value-type="float">
            <text:p>606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1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610.89" calcext:value-type="float">
            <text:p>610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2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614.27" calcext:value-type="float">
            <text:p>614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3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14.86" calcext:value-type="float">
            <text:p>614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4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14.86" calcext:value-type="float">
            <text:p>614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5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14.86" calcext:value-type="float">
            <text:p>614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6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14.86" calcext:value-type="float">
            <text:p>614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7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14.86" calcext:value-type="float">
            <text:p>614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8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614.86" calcext:value-type="float">
            <text:p>614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9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614.86" calcext:value-type="float">
            <text:p>614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0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614.86" calcext:value-type="float">
            <text:p>614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614.86" calcext:value-type="float">
            <text:p>614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614.86" calcext:value-type="float">
            <text:p>614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615.43" calcext:value-type="float">
            <text:p>615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617.79" calcext:value-type="float">
            <text:p>617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619" calcext:value-type="float">
            <text:p>6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620.15" calcext:value-type="float">
            <text:p>620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7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620.15" calcext:value-type="float">
            <text:p>620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8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621.67" calcext:value-type="float">
            <text:p>621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9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621.67" calcext:value-type="float">
            <text:p>621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0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626.95" calcext:value-type="float">
            <text:p>626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1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629.51" calcext:value-type="float">
            <text:p>629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2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633.17" calcext:value-type="float">
            <text:p>633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3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638.45" calcext:value-type="float">
            <text:p>638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4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643.74" calcext:value-type="float">
            <text:p>643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5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649.02" calcext:value-type="float">
            <text:p>649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6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650.09" calcext:value-type="float">
            <text:p>650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7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651.06" calcext:value-type="float">
            <text:p>651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8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652.61" calcext:value-type="float">
            <text:p>652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9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654.97" calcext:value-type="float">
            <text:p>654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0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654.97" calcext:value-type="float">
            <text:p>654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1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654.97" calcext:value-type="float">
            <text:p>654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2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658.5" calcext:value-type="float">
            <text:p>658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3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663.79" calcext:value-type="float">
            <text:p>663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4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669.07" calcext:value-type="float">
            <text:p>669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5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70.25" calcext:value-type="float">
            <text:p>670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6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70.25" calcext:value-type="float">
            <text:p>670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7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70.25" calcext:value-type="float">
            <text:p>670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8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70.25" calcext:value-type="float">
            <text:p>670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9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670.25" calcext:value-type="float">
            <text:p>670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0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670.25" calcext:value-type="float">
            <text:p>670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1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670.25" calcext:value-type="float">
            <text:p>670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2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670.25" calcext:value-type="float">
            <text:p>670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3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670.25" calcext:value-type="float">
            <text:p>670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4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673.46" calcext:value-type="float">
            <text:p>673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5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677.93" calcext:value-type="float">
            <text:p>677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6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683.2" calcext:value-type="float">
            <text:p>683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7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687.49" calcext:value-type="float">
            <text:p>687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8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691.02" calcext:value-type="float">
            <text:p>691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9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692.14" calcext:value-type="float">
            <text:p>692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0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693.12" calcext:value-type="float">
            <text:p>693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1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696.1" calcext:value-type="float">
            <text:p>696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2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696.19" calcext:value-type="float">
            <text:p>696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3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696.19" calcext:value-type="float">
            <text:p>696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4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696.19" calcext:value-type="float">
            <text:p>696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5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696.19" calcext:value-type="float">
            <text:p>696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6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698.36" calcext:value-type="float">
            <text:p>698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7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701.94" calcext:value-type="float">
            <text:p>701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8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01.94" calcext:value-type="float">
            <text:p>701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9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01.94" calcext:value-type="float">
            <text:p>701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0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01.94" calcext:value-type="float">
            <text:p>701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1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01.94" calcext:value-type="float">
            <text:p>701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2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01.94" calcext:value-type="float">
            <text:p>701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3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01.94" calcext:value-type="float">
            <text:p>701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4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01.94" calcext:value-type="float">
            <text:p>701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5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01.94" calcext:value-type="float">
            <text:p>701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6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701.94" calcext:value-type="float">
            <text:p>701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7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701.94" calcext:value-type="float">
            <text:p>701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8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01.94" calcext:value-type="float">
            <text:p>701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9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01.94" calcext:value-type="float">
            <text:p>701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0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01.94" calcext:value-type="float">
            <text:p>701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1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01.94" calcext:value-type="float">
            <text:p>701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2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01.94" calcext:value-type="float">
            <text:p>701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3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701.94" calcext:value-type="float">
            <text:p>701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4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701.94" calcext:value-type="float">
            <text:p>701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5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703.07" calcext:value-type="float">
            <text:p>703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6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707.37" calcext:value-type="float">
            <text:p>707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7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708.29" calcext:value-type="float">
            <text:p>708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8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708.29" calcext:value-type="float">
            <text:p>708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9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709.39" calcext:value-type="float">
            <text:p>709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0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321:52</text:p>
          </table:table-cell>
          <table:table-cell table:number-columns-repeated="3"/>
          <table:table-cell office:value-type="float" office:value="713.08" calcext:value-type="float">
            <text:p>713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1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321:52</text:p>
          </table:table-cell>
          <table:table-cell table:number-columns-repeated="3"/>
          <table:table-cell office:value-type="float" office:value="713.08" calcext:value-type="float">
            <text:p>713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2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13.43" calcext:value-type="float">
            <text:p>71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3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13.43" calcext:value-type="float">
            <text:p>71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4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13.43" calcext:value-type="float">
            <text:p>71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13.43" calcext:value-type="float">
            <text:p>71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6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13.43" calcext:value-type="float">
            <text:p>71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7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13.43" calcext:value-type="float">
            <text:p>71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8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13.43" calcext:value-type="float">
            <text:p>71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9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13.43" calcext:value-type="float">
            <text:p>71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0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13.43" calcext:value-type="float">
            <text:p>71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1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13.43" calcext:value-type="float">
            <text:p>71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2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13.43" calcext:value-type="float">
            <text:p>71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3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13.43" calcext:value-type="float">
            <text:p>71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13.43" calcext:value-type="float">
            <text:p>71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13.43" calcext:value-type="float">
            <text:p>71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6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13.43" calcext:value-type="float">
            <text:p>71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7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13.43" calcext:value-type="float">
            <text:p>71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8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37:57</text:p>
          </table:table-cell>
          <table:table-cell table:number-columns-repeated="3"/>
          <table:table-cell office:value-type="float" office:value="713.43" calcext:value-type="float">
            <text:p>71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9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713.43" calcext:value-type="float">
            <text:p>71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0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713.43" calcext:value-type="float">
            <text:p>71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1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713.43" calcext:value-type="float">
            <text:p>71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2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715.06" calcext:value-type="float">
            <text:p>715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3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715.93" calcext:value-type="float">
            <text:p>715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4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715.93" calcext:value-type="float">
            <text:p>715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07:17</text:p>
          </table:table-cell>
          <table:table-cell table:number-columns-repeated="3"/>
          <table:table-cell office:value-type="float" office:value="717.07" calcext:value-type="float">
            <text:p>717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6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718.87" calcext:value-type="float">
            <text:p>718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0:42</text:p>
          </table:table-cell>
          <table:table-cell table:number-columns-repeated="3"/>
          <table:table-cell office:value-type="float" office:value="720.77" calcext:value-type="float">
            <text:p>720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8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720.77" calcext:value-type="float">
            <text:p>720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9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722.37" calcext:value-type="float">
            <text:p>722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0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723.68" calcext:value-type="float">
            <text:p>723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1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93:07</text:p>
          </table:table-cell>
          <table:table-cell table:number-columns-repeated="3"/>
          <table:table-cell office:value-type="float" office:value="723.68" calcext:value-type="float">
            <text:p>723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2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723.68" calcext:value-type="float">
            <text:p>723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3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724.28" calcext:value-type="float">
            <text:p>72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4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728.72" calcext:value-type="float">
            <text:p>728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5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732.84" calcext:value-type="float">
            <text:p>732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6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735.99" calcext:value-type="float">
            <text:p>735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7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737.64" calcext:value-type="float">
            <text:p>73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8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37.64" calcext:value-type="float">
            <text:p>73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9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37.64" calcext:value-type="float">
            <text:p>73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0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39.99" calcext:value-type="float">
            <text:p>739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1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742.73" calcext:value-type="float">
            <text:p>742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2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42.73" calcext:value-type="float">
            <text:p>742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3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42.73" calcext:value-type="float">
            <text:p>742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4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42.73" calcext:value-type="float">
            <text:p>742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5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42.73" calcext:value-type="float">
            <text:p>742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6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42.73" calcext:value-type="float">
            <text:p>742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7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42.73" calcext:value-type="float">
            <text:p>742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8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742.73" calcext:value-type="float">
            <text:p>742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9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742.73" calcext:value-type="float">
            <text:p>742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0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742.73" calcext:value-type="float">
            <text:p>742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1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742.73" calcext:value-type="float">
            <text:p>742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2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742.73" calcext:value-type="float">
            <text:p>742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3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744.56" calcext:value-type="float">
            <text:p>744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4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748.34" calcext:value-type="float">
            <text:p>748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752.55" calcext:value-type="float">
            <text:p>752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6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756.12" calcext:value-type="float">
            <text:p>756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7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759.05" calcext:value-type="float">
            <text:p>759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8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761.33" calcext:value-type="float">
            <text:p>761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9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763.64" calcext:value-type="float">
            <text:p>763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0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766.15" calcext:value-type="float">
            <text:p>766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1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768.76" calcext:value-type="float">
            <text:p>768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2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771.15" calcext:value-type="float">
            <text:p>771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3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1.15" calcext:value-type="float">
            <text:p>771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1.15" calcext:value-type="float">
            <text:p>771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5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772.6" calcext:value-type="float">
            <text:p>772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6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776.05" calcext:value-type="float">
            <text:p>776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7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778.31" calcext:value-type="float">
            <text:p>778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8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779.01" calcext:value-type="float">
            <text:p>779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9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779.01" calcext:value-type="float">
            <text:p>779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0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779.2" calcext:value-type="float">
            <text:p>779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1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781.6" calcext:value-type="float">
            <text:p>781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2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783.37" calcext:value-type="float">
            <text:p>783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3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784.57" calcext:value-type="float">
            <text:p>784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4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785.61" calcext:value-type="float">
            <text:p>785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5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786.68" calcext:value-type="float">
            <text:p>786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6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788.56" calcext:value-type="float">
            <text:p>788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7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790.97" calcext:value-type="float">
            <text:p>790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8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793.91" calcext:value-type="float">
            <text:p>793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9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795.86" calcext:value-type="float">
            <text:p>795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0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797.83" calcext:value-type="float">
            <text:p>797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1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798.41" calcext:value-type="float">
            <text:p>798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2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798.41" calcext:value-type="float">
            <text:p>798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3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798.41" calcext:value-type="float">
            <text:p>798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4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799.84" calcext:value-type="float">
            <text:p>799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5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801.31" calcext:value-type="float">
            <text:p>801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6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801.31" calcext:value-type="float">
            <text:p>801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7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801.31" calcext:value-type="float">
            <text:p>801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8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804.76" calcext:value-type="float">
            <text:p>804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9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809.6" calcext:value-type="float">
            <text:p>809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0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813.17" calcext:value-type="float">
            <text:p>813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1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815.9" calcext:value-type="float">
            <text:p>815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2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817.06" calcext:value-type="float">
            <text:p>817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3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817.23" calcext:value-type="float">
            <text:p>817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4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817.23" calcext:value-type="float">
            <text:p>817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5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819.14" calcext:value-type="float">
            <text:p>819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6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821.67" calcext:value-type="float">
            <text:p>821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7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821.67" calcext:value-type="float">
            <text:p>821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8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821.67" calcext:value-type="float">
            <text:p>821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9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821.89" calcext:value-type="float">
            <text:p>821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0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825.34" calcext:value-type="float">
            <text:p>825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1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828.76" calcext:value-type="float">
            <text:p>828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2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830.39" calcext:value-type="float">
            <text:p>830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3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832.68" calcext:value-type="float">
            <text:p>832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4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834.54" calcext:value-type="float">
            <text:p>834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836.71" calcext:value-type="float">
            <text:p>836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6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838.23" calcext:value-type="float">
            <text:p>838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7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38.23" calcext:value-type="float">
            <text:p>838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8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838.23" calcext:value-type="float">
            <text:p>838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9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839.85" calcext:value-type="float">
            <text:p>839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0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843.48" calcext:value-type="float">
            <text:p>843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1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845.55" calcext:value-type="float">
            <text:p>845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2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847.27" calcext:value-type="float">
            <text:p>847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3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47.27" calcext:value-type="float">
            <text:p>847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4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47.27" calcext:value-type="float">
            <text:p>847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5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47.27" calcext:value-type="float">
            <text:p>847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6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849.18" calcext:value-type="float">
            <text:p>849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7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851.82" calcext:value-type="float">
            <text:p>851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8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854.78" calcext:value-type="float">
            <text:p>854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9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856.63" calcext:value-type="float">
            <text:p>856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0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859.33" calcext:value-type="float">
            <text:p>859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1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861.55" calcext:value-type="float">
            <text:p>861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2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61.55" calcext:value-type="float">
            <text:p>861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3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61.55" calcext:value-type="float">
            <text:p>861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4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61.55" calcext:value-type="float">
            <text:p>861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863.19" calcext:value-type="float">
            <text:p>863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6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863.44" calcext:value-type="float">
            <text:p>863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7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863.44" calcext:value-type="float">
            <text:p>863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8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863.44" calcext:value-type="float">
            <text:p>863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9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863.44" calcext:value-type="float">
            <text:p>863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0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863.44" calcext:value-type="float">
            <text:p>863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1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63.44" calcext:value-type="float">
            <text:p>863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2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63.44" calcext:value-type="float">
            <text:p>863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3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63.44" calcext:value-type="float">
            <text:p>863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4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63.44" calcext:value-type="float">
            <text:p>863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5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63.44" calcext:value-type="float">
            <text:p>863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6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863.44" calcext:value-type="float">
            <text:p>863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7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863.44" calcext:value-type="float">
            <text:p>863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8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863.44" calcext:value-type="float">
            <text:p>863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9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863.44" calcext:value-type="float">
            <text:p>863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0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63.44" calcext:value-type="float">
            <text:p>863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1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07:17</text:p>
          </table:table-cell>
          <table:table-cell table:number-columns-repeated="3"/>
          <table:table-cell office:value-type="float" office:value="863.89" calcext:value-type="float">
            <text:p>863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2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864.42" calcext:value-type="float">
            <text:p>864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3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864.56" calcext:value-type="float">
            <text:p>864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4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864.56" calcext:value-type="float">
            <text:p>864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5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865.53" calcext:value-type="float">
            <text:p>865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6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865.53" calcext:value-type="float">
            <text:p>865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7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865.53" calcext:value-type="float">
            <text:p>865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8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868.33" calcext:value-type="float">
            <text:p>868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9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872.62" calcext:value-type="float">
            <text:p>872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0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876.46" calcext:value-type="float">
            <text:p>876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1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879.6" calcext:value-type="float">
            <text:p>879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2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884.89" calcext:value-type="float">
            <text:p>884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3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4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894.26" calcext:value-type="float">
            <text:p>894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5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896.82" calcext:value-type="float">
            <text:p>896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6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899.96" calcext:value-type="float">
            <text:p>899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7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901.79" calcext:value-type="float">
            <text:p>901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8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904.59" calcext:value-type="float">
            <text:p>904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9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908.03" calcext:value-type="float">
            <text:p>908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0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909.26" calcext:value-type="float">
            <text:p>909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1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910.69" calcext:value-type="float">
            <text:p>910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2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912.33" calcext:value-type="float">
            <text:p>912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3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12.33" calcext:value-type="float">
            <text:p>912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4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12.33" calcext:value-type="float">
            <text:p>912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912.33" calcext:value-type="float">
            <text:p>912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6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912.33" calcext:value-type="float">
            <text:p>912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7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912.33" calcext:value-type="float">
            <text:p>912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8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12.33" calcext:value-type="float">
            <text:p>912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9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12.33" calcext:value-type="float">
            <text:p>912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0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12.33" calcext:value-type="float">
            <text:p>912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1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912.33" calcext:value-type="float">
            <text:p>912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2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912.76" calcext:value-type="float">
            <text:p>91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3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915.35" calcext:value-type="float">
            <text:p>915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4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917.49" calcext:value-type="float">
            <text:p>917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919.6" calcext:value-type="float">
            <text:p>919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6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20.16" calcext:value-type="float">
            <text:p>920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7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20.58" calcext:value-type="float">
            <text:p>920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8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20.58" calcext:value-type="float">
            <text:p>920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9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20.58" calcext:value-type="float">
            <text:p>920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0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20.58" calcext:value-type="float">
            <text:p>920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1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20.58" calcext:value-type="float">
            <text:p>920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2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20.58" calcext:value-type="float">
            <text:p>920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3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920.58" calcext:value-type="float">
            <text:p>920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4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920.58" calcext:value-type="float">
            <text:p>920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920.58" calcext:value-type="float">
            <text:p>920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6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920.58" calcext:value-type="float">
            <text:p>920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7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920.58" calcext:value-type="float">
            <text:p>920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8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922.13" calcext:value-type="float">
            <text:p>922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9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923.92" calcext:value-type="float">
            <text:p>923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0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926.02" calcext:value-type="float">
            <text:p>926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26.22" calcext:value-type="float">
            <text:p>926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2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37:57</text:p>
          </table:table-cell>
          <table:table-cell table:number-columns-repeated="3"/>
          <table:table-cell office:value-type="float" office:value="927.13" calcext:value-type="float">
            <text:p>927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3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928.03" calcext:value-type="float">
            <text:p>928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4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928.49" calcext:value-type="float">
            <text:p>928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5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930.05" calcext:value-type="float">
            <text:p>930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6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932" calcext:value-type="float">
            <text:p>9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7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935.06" calcext:value-type="float">
            <text:p>935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8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937.39" calcext:value-type="float">
            <text:p>937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9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940.79" calcext:value-type="float">
            <text:p>940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0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944.25" calcext:value-type="float">
            <text:p>944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1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948.44" calcext:value-type="float">
            <text:p>948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2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951.86" calcext:value-type="float">
            <text:p>951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3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51.86" calcext:value-type="float">
            <text:p>951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4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51.86" calcext:value-type="float">
            <text:p>951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5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951.86" calcext:value-type="float">
            <text:p>951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6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951.86" calcext:value-type="float">
            <text:p>951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7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951.86" calcext:value-type="float">
            <text:p>951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8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953.56" calcext:value-type="float">
            <text:p>953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9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958.32" calcext:value-type="float">
            <text:p>958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0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961.66" calcext:value-type="float">
            <text:p>961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1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965.2" calcext:value-type="float">
            <text:p>965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2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967.71" calcext:value-type="float">
            <text:p>967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3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971.22" calcext:value-type="float">
            <text:p>971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4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73.52" calcext:value-type="float">
            <text:p>973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5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73.52" calcext:value-type="float">
            <text:p>973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6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73.52" calcext:value-type="float">
            <text:p>973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7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73.52" calcext:value-type="float">
            <text:p>973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8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73.52" calcext:value-type="float">
            <text:p>973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973.52" calcext:value-type="float">
            <text:p>973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973.52" calcext:value-type="float">
            <text:p>973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1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973.52" calcext:value-type="float">
            <text:p>973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2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973.52" calcext:value-type="float">
            <text:p>973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3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975.69" calcext:value-type="float">
            <text:p>975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4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978.61" calcext:value-type="float">
            <text:p>978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5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78.61" calcext:value-type="float">
            <text:p>978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6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980.42" calcext:value-type="float">
            <text:p>980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7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982.7" calcext:value-type="float">
            <text:p>982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983.46" calcext:value-type="float">
            <text:p>983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983.46" calcext:value-type="float">
            <text:p>983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983.46" calcext:value-type="float">
            <text:p>983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983.46" calcext:value-type="float">
            <text:p>983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983.46" calcext:value-type="float">
            <text:p>983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3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83.46" calcext:value-type="float">
            <text:p>983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4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83.46" calcext:value-type="float">
            <text:p>983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5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83.6" calcext:value-type="float">
            <text:p>983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6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983.6" calcext:value-type="float">
            <text:p>983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7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83.71" calcext:value-type="float">
            <text:p>983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8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985.7" calcext:value-type="float">
            <text:p>985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987.42" calcext:value-type="float">
            <text:p>987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987.42" calcext:value-type="float">
            <text:p>987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988.66" calcext:value-type="float">
            <text:p>988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2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991.49" calcext:value-type="float">
            <text:p>991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3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994.68" calcext:value-type="float">
            <text:p>994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4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995.34" calcext:value-type="float">
            <text:p>995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5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996.45" calcext:value-type="float">
            <text:p>996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6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999.67" calcext:value-type="float">
            <text:p>999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7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00.62" calcext:value-type="float">
            <text:p>1000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8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0:42</text:p>
          </table:table-cell>
          <table:table-cell table:number-columns-repeated="3"/>
          <table:table-cell office:value-type="float" office:value="1003.32" calcext:value-type="float">
            <text:p>1003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9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004.25" calcext:value-type="float">
            <text:p>1004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0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004.47" calcext:value-type="float">
            <text:p>1004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1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004.71" calcext:value-type="float">
            <text:p>1004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2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004.71" calcext:value-type="float">
            <text:p>1004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3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004.9" calcext:value-type="float">
            <text:p>1004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4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006.2" calcext:value-type="float">
            <text:p>1006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5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007.92" calcext:value-type="float">
            <text:p>1007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6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010.4" calcext:value-type="float">
            <text:p>1010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7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011.89" calcext:value-type="float">
            <text:p>1011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8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013.78" calcext:value-type="float">
            <text:p>1013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9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014.38" calcext:value-type="float">
            <text:p>1014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0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018.1" calcext:value-type="float">
            <text:p>1018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1021.46" calcext:value-type="float">
            <text:p>1021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1025.64" calcext:value-type="float">
            <text:p>1025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3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1029.39" calcext:value-type="float">
            <text:p>1029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1032.7" calcext:value-type="float">
            <text:p>1032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1037.01" calcext:value-type="float">
            <text:p>1037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6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1039.19" calcext:value-type="float">
            <text:p>1039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7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040.08" calcext:value-type="float">
            <text:p>1040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041.35" calcext:value-type="float">
            <text:p>1041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043.78" calcext:value-type="float">
            <text:p>1043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043.8" calcext:value-type="float">
            <text:p>1043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43.8" calcext:value-type="float">
            <text:p>1043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43.8" calcext:value-type="float">
            <text:p>1043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43.8" calcext:value-type="float">
            <text:p>1043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043.8" calcext:value-type="float">
            <text:p>1043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043.8" calcext:value-type="float">
            <text:p>1043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044.04" calcext:value-type="float">
            <text:p>1044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44.04" calcext:value-type="float">
            <text:p>1044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44.04" calcext:value-type="float">
            <text:p>1044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44.04" calcext:value-type="float">
            <text:p>1044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44.04" calcext:value-type="float">
            <text:p>1044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44.04" calcext:value-type="float">
            <text:p>1044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44.04" calcext:value-type="float">
            <text:p>1044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1045.34" calcext:value-type="float">
            <text:p>1045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046.73" calcext:value-type="float">
            <text:p>1046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050.15" calcext:value-type="float">
            <text:p>1050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053.44" calcext:value-type="float">
            <text:p>1053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7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056.45" calcext:value-type="float">
            <text:p>1056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8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56.45" calcext:value-type="float">
            <text:p>1056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9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56.45" calcext:value-type="float">
            <text:p>1056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0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56.45" calcext:value-type="float">
            <text:p>1056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1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1057.83" calcext:value-type="float">
            <text:p>1057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2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059.53" calcext:value-type="float">
            <text:p>1059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3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061.09" calcext:value-type="float">
            <text:p>1061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4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061.34" calcext:value-type="float">
            <text:p>1061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5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062.64" calcext:value-type="float">
            <text:p>1062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6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064.81" calcext:value-type="float">
            <text:p>1064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7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066.91" calcext:value-type="float">
            <text:p>1066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8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1066.93" calcext:value-type="float">
            <text:p>1066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9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1070.45" calcext:value-type="float">
            <text:p>1070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0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074.22" calcext:value-type="float">
            <text:p>1074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1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076.5" calcext:value-type="float">
            <text:p>1076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2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076.5" calcext:value-type="float">
            <text:p>1076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3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076.5" calcext:value-type="float">
            <text:p>1076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4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076.5" calcext:value-type="float">
            <text:p>1076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080.47" calcext:value-type="float">
            <text:p>1080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6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1084.21" calcext:value-type="float">
            <text:p>1084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7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1085.26" calcext:value-type="float">
            <text:p>1085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8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085.26" calcext:value-type="float">
            <text:p>1085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9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85.26" calcext:value-type="float">
            <text:p>1085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0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088.24" calcext:value-type="float">
            <text:p>1088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1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1093.24" calcext:value-type="float">
            <text:p>1093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2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1097.6" calcext:value-type="float">
            <text:p>1097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3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099.59" calcext:value-type="float">
            <text:p>1099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4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099.93" calcext:value-type="float">
            <text:p>1099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5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101.67" calcext:value-type="float">
            <text:p>1101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6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103.41" calcext:value-type="float">
            <text:p>1103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7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105.79" calcext:value-type="float">
            <text:p>1105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8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109.59" calcext:value-type="float">
            <text:p>1109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9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112.08" calcext:value-type="float">
            <text:p>1112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0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112.8" calcext:value-type="float">
            <text:p>1112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1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112.8" calcext:value-type="float">
            <text:p>1112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2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113.05" calcext:value-type="float">
            <text:p>1113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3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1117.03" calcext:value-type="float">
            <text:p>1117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4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1119.51" calcext:value-type="float">
            <text:p>1119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5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1120.47" calcext:value-type="float">
            <text:p>1120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6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1120.47" calcext:value-type="float">
            <text:p>1120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7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1122.54" calcext:value-type="float">
            <text:p>1122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126.1" calcext:value-type="float">
            <text:p>1126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9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130.84" calcext:value-type="float">
            <text:p>1130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0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134.18" calcext:value-type="float">
            <text:p>1134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135.27" calcext:value-type="float">
            <text:p>1135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1137.44" calcext:value-type="float">
            <text:p>1137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37.51" calcext:value-type="float">
            <text:p>1137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4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37.63" calcext:value-type="float">
            <text:p>1137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5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37.63" calcext:value-type="float">
            <text:p>1137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6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37.63" calcext:value-type="float">
            <text:p>1137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7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1138.18" calcext:value-type="float">
            <text:p>1138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8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138.79" calcext:value-type="float">
            <text:p>1138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9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140.21" calcext:value-type="float">
            <text:p>1140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0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142" calcext:value-type="float">
            <text:p>11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1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142.9" calcext:value-type="float">
            <text:p>1142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2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144.68" calcext:value-type="float">
            <text:p>1144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3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147.35" calcext:value-type="float">
            <text:p>114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4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47.88" calcext:value-type="float">
            <text:p>1147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5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48.09" calcext:value-type="float">
            <text:p>1148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6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48.09" calcext:value-type="float">
            <text:p>1148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7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48.09" calcext:value-type="float">
            <text:p>1148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8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48.09" calcext:value-type="float">
            <text:p>1148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9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48.09" calcext:value-type="float">
            <text:p>1148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0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148.09" calcext:value-type="float">
            <text:p>1148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1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148.09" calcext:value-type="float">
            <text:p>1148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2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148.09" calcext:value-type="float">
            <text:p>1148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3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1148.09" calcext:value-type="float">
            <text:p>1148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4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151.15" calcext:value-type="float">
            <text:p>1151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5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1154.67" calcext:value-type="float">
            <text:p>1154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6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156.6" calcext:value-type="float">
            <text:p>1156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7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56.6" calcext:value-type="float">
            <text:p>1156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8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56.6" calcext:value-type="float">
            <text:p>1156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9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56.6" calcext:value-type="float">
            <text:p>1156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0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56.6" calcext:value-type="float">
            <text:p>1156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1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07:17</text:p>
          </table:table-cell>
          <table:table-cell table:number-columns-repeated="3"/>
          <table:table-cell office:value-type="float" office:value="1156.6" calcext:value-type="float">
            <text:p>1156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2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156.6" calcext:value-type="float">
            <text:p>1156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3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156.6" calcext:value-type="float">
            <text:p>1156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4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156.6" calcext:value-type="float">
            <text:p>1156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5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156.6" calcext:value-type="float">
            <text:p>1156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6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159.03" calcext:value-type="float">
            <text:p>1159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7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162.59" calcext:value-type="float">
            <text:p>1162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8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165.86" calcext:value-type="float">
            <text:p>1165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9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1168.28" calcext:value-type="float">
            <text:p>1168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0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68.45" calcext:value-type="float">
            <text:p>1168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1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169.14" calcext:value-type="float">
            <text:p>1169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2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171.11" calcext:value-type="float">
            <text:p>1171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3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173.25" calcext:value-type="float">
            <text:p>1173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4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1176.12" calcext:value-type="float">
            <text:p>1176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5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1177.18" calcext:value-type="float">
            <text:p>1177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177.72" calcext:value-type="float">
            <text:p>1177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178.34" calcext:value-type="float">
            <text:p>1178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8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180.6" calcext:value-type="float">
            <text:p>1180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9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185.43" calcext:value-type="float">
            <text:p>1185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0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189.54" calcext:value-type="float">
            <text:p>1189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1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191" calcext:value-type="float">
            <text:p>11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2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1191.58" calcext:value-type="float">
            <text:p>1191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3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1192.54" calcext:value-type="float">
            <text:p>1192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4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196.3" calcext:value-type="float">
            <text:p>1196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5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198.82" calcext:value-type="float">
            <text:p>1198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6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199.63" calcext:value-type="float">
            <text:p>1199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7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99.63" calcext:value-type="float">
            <text:p>1199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8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99.63" calcext:value-type="float">
            <text:p>1199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9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99.63" calcext:value-type="float">
            <text:p>1199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0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99.63" calcext:value-type="float">
            <text:p>1199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1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99.63" calcext:value-type="float">
            <text:p>1199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2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99.63" calcext:value-type="float">
            <text:p>1199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1199.63" calcext:value-type="float">
            <text:p>1199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199.63" calcext:value-type="float">
            <text:p>1199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1199.63" calcext:value-type="float">
            <text:p>1199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2:27</text:p>
          </table:table-cell>
          <table:table-cell table:number-columns-repeated="3"/>
          <table:table-cell office:value-type="float" office:value="1200.51" calcext:value-type="float">
            <text:p>1200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1204.39" calcext:value-type="float">
            <text:p>1204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208.16" calcext:value-type="float">
            <text:p>1208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9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212.53" calcext:value-type="float">
            <text:p>1212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0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217.82" calcext:value-type="float">
            <text:p>1217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1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221.9" calcext:value-type="float">
            <text:p>1221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2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225.54" calcext:value-type="float">
            <text:p>1225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3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228.82" calcext:value-type="float">
            <text:p>1228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4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228.89" calcext:value-type="float">
            <text:p>1228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5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228.89" calcext:value-type="float">
            <text:p>1228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6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228.89" calcext:value-type="float">
            <text:p>1228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7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228.89" calcext:value-type="float">
            <text:p>1228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8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1228.89" calcext:value-type="float">
            <text:p>1228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9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228.89" calcext:value-type="float">
            <text:p>1228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0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228.89" calcext:value-type="float">
            <text:p>1228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1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228.89" calcext:value-type="float">
            <text:p>1228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228.89" calcext:value-type="float">
            <text:p>1228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3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229.72" calcext:value-type="float">
            <text:p>1229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4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1234" calcext:value-type="float">
            <text:p>12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5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237.91" calcext:value-type="float">
            <text:p>1237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6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241.15" calcext:value-type="float">
            <text:p>1241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7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245.48" calcext:value-type="float">
            <text:p>1245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8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249.14" calcext:value-type="float">
            <text:p>1249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9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252.28" calcext:value-type="float">
            <text:p>1252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0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257.09" calcext:value-type="float">
            <text:p>1257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1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261.03" calcext:value-type="float">
            <text:p>1261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2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263.3" calcext:value-type="float">
            <text:p>1263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3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264.46" calcext:value-type="float">
            <text:p>1264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4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266.33" calcext:value-type="float">
            <text:p>1266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5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268.09" calcext:value-type="float">
            <text:p>1268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6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268.09" calcext:value-type="float">
            <text:p>1268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7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268.09" calcext:value-type="float">
            <text:p>1268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8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268.83" calcext:value-type="float">
            <text:p>1268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9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272.3" calcext:value-type="float">
            <text:p>1272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0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272.3" calcext:value-type="float">
            <text:p>1272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1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274.91" calcext:value-type="float">
            <text:p>1274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2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280.2" calcext:value-type="float">
            <text:p>1280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3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285.48" calcext:value-type="float">
            <text:p>1285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4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290.77" calcext:value-type="float">
            <text:p>1290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5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294.08" calcext:value-type="float">
            <text:p>1294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6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296.68" calcext:value-type="float">
            <text:p>1296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7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298.5" calcext:value-type="float">
            <text:p>1298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8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1299.95" calcext:value-type="float">
            <text:p>1299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9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1302.06" calcext:value-type="float">
            <text:p>1302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0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1304.75" calcext:value-type="float">
            <text:p>1304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1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1306.65" calcext:value-type="float">
            <text:p>1306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2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1308.52" calcext:value-type="float">
            <text:p>1308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3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1309.4" calcext:value-type="float">
            <text:p>1309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4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309.4" calcext:value-type="float">
            <text:p>1309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5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309.4" calcext:value-type="float">
            <text:p>1309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6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1309.4" calcext:value-type="float">
            <text:p>1309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7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309.4" calcext:value-type="float">
            <text:p>1309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8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309.4" calcext:value-type="float">
            <text:p>1309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9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310.11" calcext:value-type="float">
            <text:p>1310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0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310.11" calcext:value-type="float">
            <text:p>1310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1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312.65" calcext:value-type="float">
            <text:p>1312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2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315.57" calcext:value-type="float">
            <text:p>1315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3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1320.86" calcext:value-type="float">
            <text:p>1320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4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325.56" calcext:value-type="float">
            <text:p>1325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5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328.47" calcext:value-type="float">
            <text:p>1328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6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331.6" calcext:value-type="float">
            <text:p>1331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7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335.19" calcext:value-type="float">
            <text:p>1335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8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338.82" calcext:value-type="float">
            <text:p>1338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9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341.5" calcext:value-type="float">
            <text:p>1341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0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345.34" calcext:value-type="float">
            <text:p>1345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1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1350.32" calcext:value-type="float">
            <text:p>1350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2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1353.02" calcext:value-type="float">
            <text:p>1353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1355.95" calcext:value-type="float">
            <text:p>1355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359.35" calcext:value-type="float">
            <text:p>1359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362.45" calcext:value-type="float">
            <text:p>1362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362.45" calcext:value-type="float">
            <text:p>1362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362.45" calcext:value-type="float">
            <text:p>1362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8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362.45" calcext:value-type="float">
            <text:p>1362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362.45" calcext:value-type="float">
            <text:p>1362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362.45" calcext:value-type="float">
            <text:p>1362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362.45" calcext:value-type="float">
            <text:p>1362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362.45" calcext:value-type="float">
            <text:p>1362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3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362.45" calcext:value-type="float">
            <text:p>1362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4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362.45" calcext:value-type="float">
            <text:p>1362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5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362.45" calcext:value-type="float">
            <text:p>1362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6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1362.45" calcext:value-type="float">
            <text:p>1362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7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362.45" calcext:value-type="float">
            <text:p>1362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8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362.45" calcext:value-type="float">
            <text:p>1362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9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362.45" calcext:value-type="float">
            <text:p>1362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0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362.45" calcext:value-type="float">
            <text:p>1362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1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362.45" calcext:value-type="float">
            <text:p>1362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2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363.41" calcext:value-type="float">
            <text:p>1363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3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366.69" calcext:value-type="float">
            <text:p>1366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4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369.34" calcext:value-type="float">
            <text:p>1369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5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373.43" calcext:value-type="float">
            <text:p>137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6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376.17" calcext:value-type="float">
            <text:p>1376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7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377.41" calcext:value-type="float">
            <text:p>1377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8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378.47" calcext:value-type="float">
            <text:p>1378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9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381.01" calcext:value-type="float">
            <text:p>1381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0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1385.51" calcext:value-type="float">
            <text:p>1385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1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1389.87" calcext:value-type="float">
            <text:p>1389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2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1393.41" calcext:value-type="float">
            <text:p>1393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3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1397.34" calcext:value-type="float">
            <text:p>1397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4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1400.96" calcext:value-type="float">
            <text:p>1400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5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1404.48" calcext:value-type="float">
            <text:p>1404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6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407.39" calcext:value-type="float">
            <text:p>1407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7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411.25" calcext:value-type="float">
            <text:p>1411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8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411.25" calcext:value-type="float">
            <text:p>1411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9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411.25" calcext:value-type="float">
            <text:p>1411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0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1411.25" calcext:value-type="float">
            <text:p>1411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1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411.25" calcext:value-type="float">
            <text:p>1411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2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411.25" calcext:value-type="float">
            <text:p>1411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3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411.25" calcext:value-type="float">
            <text:p>1411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4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411.25" calcext:value-type="float">
            <text:p>1411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5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411.25" calcext:value-type="float">
            <text:p>1411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6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411.25" calcext:value-type="float">
            <text:p>1411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7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414.86" calcext:value-type="float">
            <text:p>1414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8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418.5" calcext:value-type="float">
            <text:p>1418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9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420.63" calcext:value-type="float">
            <text:p>1420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0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420.64" calcext:value-type="float">
            <text:p>1420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1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420.64" calcext:value-type="float">
            <text:p>1420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2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420.64" calcext:value-type="float">
            <text:p>1420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3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420.64" calcext:value-type="float">
            <text:p>1420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4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1420.64" calcext:value-type="float">
            <text:p>1420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5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420.64" calcext:value-type="float">
            <text:p>1420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6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1422.3" calcext:value-type="float">
            <text:p>1422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7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1424.73" calcext:value-type="float">
            <text:p>1424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8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426.75" calcext:value-type="float">
            <text:p>1426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9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429.29" calcext:value-type="float">
            <text:p>1429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0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432.62" calcext:value-type="float">
            <text:p>1432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1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435.25" calcext:value-type="float">
            <text:p>1435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2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436.87" calcext:value-type="float">
            <text:p>1436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3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438.07" calcext:value-type="float">
            <text:p>1438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4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439.11" calcext:value-type="float">
            <text:p>1439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5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439.11" calcext:value-type="float">
            <text:p>1439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6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439.11" calcext:value-type="float">
            <text:p>1439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7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439.11" calcext:value-type="float">
            <text:p>1439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8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439.11" calcext:value-type="float">
            <text:p>1439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439.11" calcext:value-type="float">
            <text:p>1439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439.11" calcext:value-type="float">
            <text:p>1439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440.94" calcext:value-type="float">
            <text:p>1440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443.69" calcext:value-type="float">
            <text:p>1443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447.99" calcext:value-type="float">
            <text:p>1447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451.23" calcext:value-type="float">
            <text:p>1451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453.86" calcext:value-type="float">
            <text:p>1453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456.18" calcext:value-type="float">
            <text:p>1456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7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458.5" calcext:value-type="float">
            <text:p>1458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8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458.62" calcext:value-type="float">
            <text:p>1458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9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458.62" calcext:value-type="float">
            <text:p>1458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0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458.62" calcext:value-type="float">
            <text:p>1458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1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458.62" calcext:value-type="float">
            <text:p>1458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2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458.62" calcext:value-type="float">
            <text:p>1458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3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458.62" calcext:value-type="float">
            <text:p>1458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4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458.62" calcext:value-type="float">
            <text:p>1458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5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460.3" calcext:value-type="float">
            <text:p>1460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6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463" calcext:value-type="float">
            <text:p>14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7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465.86" calcext:value-type="float">
            <text:p>1465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8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469.97" calcext:value-type="float">
            <text:p>1469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9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1472.84" calcext:value-type="float">
            <text:p>1472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0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475.6" calcext:value-type="float">
            <text:p>1475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1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475.66" calcext:value-type="float">
            <text:p>1475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2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476.13" calcext:value-type="float">
            <text:p>1476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3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477.29" calcext:value-type="float">
            <text:p>1477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4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479.87" calcext:value-type="float">
            <text:p>1479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5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479.99" calcext:value-type="float">
            <text:p>1479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6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479.99" calcext:value-type="float">
            <text:p>1479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7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483.98" calcext:value-type="float">
            <text:p>1483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8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487.36" calcext:value-type="float">
            <text:p>1487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9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489.88" calcext:value-type="float">
            <text:p>1489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0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490.91" calcext:value-type="float">
            <text:p>1490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1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491.97" calcext:value-type="float">
            <text:p>1491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2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493.34" calcext:value-type="float">
            <text:p>1493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3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493.34" calcext:value-type="float">
            <text:p>1493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4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495.27" calcext:value-type="float">
            <text:p>1495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5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497.12" calcext:value-type="float">
            <text:p>1497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6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501.24" calcext:value-type="float">
            <text:p>1501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7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502.38" calcext:value-type="float">
            <text:p>1502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8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502.38" calcext:value-type="float">
            <text:p>1502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9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505.12" calcext:value-type="float">
            <text:p>1505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0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1507.19" calcext:value-type="float">
            <text:p>1507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1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1510.13" calcext:value-type="float">
            <text:p>1510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2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1514.47" calcext:value-type="float">
            <text:p>1514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3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1517.41" calcext:value-type="float">
            <text:p>1517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4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518.93" calcext:value-type="float">
            <text:p>1518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5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1520.85" calcext:value-type="float">
            <text:p>1520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6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1526.14" calcext:value-type="float">
            <text:p>1526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7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1531.42" calcext:value-type="float">
            <text:p>1531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8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536.71" calcext:value-type="float">
            <text:p>1536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9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540.32" calcext:value-type="float">
            <text:p>1540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0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542.42" calcext:value-type="float">
            <text:p>1542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1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543.42" calcext:value-type="float">
            <text:p>1543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2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545.43" calcext:value-type="float">
            <text:p>1545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3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548.23" calcext:value-type="float">
            <text:p>1548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4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552.06" calcext:value-type="float">
            <text:p>1552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5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552.92" calcext:value-type="float">
            <text:p>1552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6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553.02" calcext:value-type="float">
            <text:p>1553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7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1553.02" calcext:value-type="float">
            <text:p>1553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8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554.77" calcext:value-type="float">
            <text:p>1554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9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556.97" calcext:value-type="float">
            <text:p>1556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0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557.28" calcext:value-type="float">
            <text:p>1557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1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557.28" calcext:value-type="float">
            <text:p>1557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2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557.28" calcext:value-type="float">
            <text:p>1557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3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561.5" calcext:value-type="float">
            <text:p>1561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4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566.79" calcext:value-type="float">
            <text:p>1566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5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570.97" calcext:value-type="float">
            <text:p>1570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6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572.82" calcext:value-type="float">
            <text:p>1572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7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576.18" calcext:value-type="float">
            <text:p>1576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8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581.1" calcext:value-type="float">
            <text:p>1581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9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585.47" calcext:value-type="float">
            <text:p>1585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0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585.47" calcext:value-type="float">
            <text:p>1585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1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588.12" calcext:value-type="float">
            <text:p>1588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2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590.35" calcext:value-type="float">
            <text:p>1590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3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592.54" calcext:value-type="float">
            <text:p>1592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4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595.13" calcext:value-type="float">
            <text:p>1595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5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598.91" calcext:value-type="float">
            <text:p>1598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6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1603.63" calcext:value-type="float">
            <text:p>1603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7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1606.13" calcext:value-type="float">
            <text:p>1606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8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608.13" calcext:value-type="float">
            <text:p>1608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9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610.47" calcext:value-type="float">
            <text:p>1610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0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612.27" calcext:value-type="float">
            <text:p>1612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1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614.92" calcext:value-type="float">
            <text:p>1614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2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614.92" calcext:value-type="float">
            <text:p>1614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3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614.92" calcext:value-type="float">
            <text:p>1614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4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614.92" calcext:value-type="float">
            <text:p>1614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5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1614.92" calcext:value-type="float">
            <text:p>1614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6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614.92" calcext:value-type="float">
            <text:p>1614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7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614.92" calcext:value-type="float">
            <text:p>1614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8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614.97" calcext:value-type="float">
            <text:p>1614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9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615.39" calcext:value-type="float">
            <text:p>1615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0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616.7" calcext:value-type="float">
            <text:p>1616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1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620.33" calcext:value-type="float">
            <text:p>1620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2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624.32" calcext:value-type="float">
            <text:p>1624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3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627.84" calcext:value-type="float">
            <text:p>1627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4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630.86" calcext:value-type="float">
            <text:p>1630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5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634.78" calcext:value-type="float">
            <text:p>1634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6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1638.94" calcext:value-type="float">
            <text:p>1638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7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1642.5" calcext:value-type="float">
            <text:p>1642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8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1646.78" calcext:value-type="float">
            <text:p>1646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9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650.89" calcext:value-type="float">
            <text:p>1650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0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653.67" calcext:value-type="float">
            <text:p>1653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1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657.06" calcext:value-type="float">
            <text:p>1657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2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662.08" calcext:value-type="float">
            <text:p>1662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3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665.59" calcext:value-type="float">
            <text:p>1665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4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665.59" calcext:value-type="float">
            <text:p>1665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5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665.59" calcext:value-type="float">
            <text:p>1665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6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665.59" calcext:value-type="float">
            <text:p>1665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7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665.59" calcext:value-type="float">
            <text:p>1665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8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665.59" calcext:value-type="float">
            <text:p>1665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9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665.59" calcext:value-type="float">
            <text:p>1665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0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1:27</text:p>
          </table:table-cell>
          <table:table-cell table:number-columns-repeated="3"/>
          <table:table-cell office:value-type="float" office:value="1665.59" calcext:value-type="float">
            <text:p>1665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1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1667.49" calcext:value-type="float">
            <text:p>1667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2</text:p>
          </table:table-cell>
          <table:table-cell office:value-type="float" office:value="133" calcext:value-type="float">
            <text:p>13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1672.77" calcext:value-type="float">
            <text:p>1672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3</text:p>
          </table:table-cell>
          <table:table-cell office:value-type="float" office:value="133" calcext:value-type="float">
            <text:p>13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1678.06" calcext:value-type="float">
            <text:p>1678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4</text:p>
          </table:table-cell>
          <table:table-cell office:value-type="float" office:value="133" calcext:value-type="float">
            <text:p>13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1683.34" calcext:value-type="float">
            <text:p>1683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5</text:p>
          </table:table-cell>
          <table:table-cell office:value-type="float" office:value="133" calcext:value-type="float">
            <text:p>13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1688.63" calcext:value-type="float">
            <text:p>1688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6</text:p>
          </table:table-cell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1693.91" calcext:value-type="float">
            <text:p>1693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7</text:p>
          </table:table-cell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1699.19" calcext:value-type="float">
            <text:p>1699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8</text:p>
          </table:table-cell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1704.48" calcext:value-type="float">
            <text:p>1704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9</text:p>
          </table:table-cell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709.76" calcext:value-type="float">
            <text:p>1709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0</text:p>
          </table:table-cell>
          <table:table-cell office:value-type="float" office:value="133" calcext:value-type="float">
            <text:p>13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714.28" calcext:value-type="float">
            <text:p>171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1</text:p>
          </table:table-cell>
          <table:table-cell office:value-type="float" office:value="133" calcext:value-type="float">
            <text:p>13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714.28" calcext:value-type="float">
            <text:p>171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2</text:p>
          </table:table-cell>
          <table:table-cell office:value-type="float" office:value="133" calcext:value-type="float">
            <text:p>13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1714.28" calcext:value-type="float">
            <text:p>171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3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714.28" calcext:value-type="float">
            <text:p>171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4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714.28" calcext:value-type="float">
            <text:p>171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714.28" calcext:value-type="float">
            <text:p>171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6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714.28" calcext:value-type="float">
            <text:p>171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7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714.28" calcext:value-type="float">
            <text:p>171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8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714.28" calcext:value-type="float">
            <text:p>171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9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714.28" calcext:value-type="float">
            <text:p>171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0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718.26" calcext:value-type="float">
            <text:p>1718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1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1722.32" calcext:value-type="float">
            <text:p>1722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2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1724.74" calcext:value-type="float">
            <text:p>1724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3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727.84" calcext:value-type="float">
            <text:p>1727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4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730.73" calcext:value-type="float">
            <text:p>1730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5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732.3" calcext:value-type="float">
            <text:p>1732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6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732.79" calcext:value-type="float">
            <text:p>1732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7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733.48" calcext:value-type="float">
            <text:p>1733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8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735.98" calcext:value-type="float">
            <text:p>1735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9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737.78" calcext:value-type="float">
            <text:p>1737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0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738.69" calcext:value-type="float">
            <text:p>1738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1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1740.24" calcext:value-type="float">
            <text:p>1740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2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745.52" calcext:value-type="float">
            <text:p>1745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3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750.8" calcext:value-type="float">
            <text:p>1750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4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756.09" calcext:value-type="float">
            <text:p>1756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5</text:p>
          </table:table-cell>
          <table:table-cell office:value-type="float" office:value="133" calcext:value-type="float">
            <text:p>13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761.37" calcext:value-type="float">
            <text:p>1761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6</text:p>
          </table:table-cell>
          <table:table-cell office:value-type="float" office:value="133" calcext:value-type="float">
            <text:p>13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765.85" calcext:value-type="float">
            <text:p>1765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7</text:p>
          </table:table-cell>
          <table:table-cell office:value-type="float" office:value="133" calcext:value-type="float">
            <text:p>13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765.97" calcext:value-type="float">
            <text:p>1765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8</text:p>
          </table:table-cell>
          <table:table-cell office:value-type="float" office:value="133" calcext:value-type="float">
            <text:p>13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765.97" calcext:value-type="float">
            <text:p>1765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9</text:p>
          </table:table-cell>
          <table:table-cell office:value-type="float" office:value="133" calcext:value-type="float">
            <text:p>13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1766.09" calcext:value-type="float">
            <text:p>1766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0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766.89" calcext:value-type="float">
            <text:p>1766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1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766.89" calcext:value-type="float">
            <text:p>1766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2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766.89" calcext:value-type="float">
            <text:p>1766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3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766.89" calcext:value-type="float">
            <text:p>1766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4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770.9" calcext:value-type="float">
            <text:p>1770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5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1775.76" calcext:value-type="float">
            <text:p>1775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6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2:27</text:p>
          </table:table-cell>
          <table:table-cell table:number-columns-repeated="3"/>
          <table:table-cell office:value-type="float" office:value="1781.05" calcext:value-type="float">
            <text:p>1781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7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1785.71" calcext:value-type="float">
            <text:p>1785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8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1790.26" calcext:value-type="float">
            <text:p>1790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9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1795.14" calcext:value-type="float">
            <text:p>1795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0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1799.83" calcext:value-type="float">
            <text:p>1799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1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803.92" calcext:value-type="float">
            <text:p>1803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2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808.04" calcext:value-type="float">
            <text:p>1808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3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811.37" calcext:value-type="float">
            <text:p>1811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4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812.61" calcext:value-type="float">
            <text:p>1812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5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812.81" calcext:value-type="float">
            <text:p>1812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6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815.03" calcext:value-type="float">
            <text:p>1815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7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819.49" calcext:value-type="float">
            <text:p>1819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8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822.41" calcext:value-type="float">
            <text:p>1822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9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1824.88" calcext:value-type="float">
            <text:p>1824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0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828.07" calcext:value-type="float">
            <text:p>1828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1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1833.35" calcext:value-type="float">
            <text:p>1833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2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1838.64" calcext:value-type="float">
            <text:p>1838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3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1843.92" calcext:value-type="float">
            <text:p>1843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4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1849.21" calcext:value-type="float">
            <text:p>1849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5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1854.49" calcext:value-type="float">
            <text:p>1854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6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1859.78" calcext:value-type="float">
            <text:p>1859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7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1864.88" calcext:value-type="float">
            <text:p>1864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8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1867.41" calcext:value-type="float">
            <text:p>1867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9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1867.97" calcext:value-type="float">
            <text:p>1867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0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1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2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3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4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5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6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7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8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9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0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1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2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3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4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5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6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7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8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9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0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3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4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6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868.11" calcext:value-type="float">
            <text:p>186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7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868.75" calcext:value-type="float">
            <text:p>1868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872.23" calcext:value-type="float">
            <text:p>1872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876.41" calcext:value-type="float">
            <text:p>1876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1880.88" calcext:value-type="float">
            <text:p>1880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1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885.17" calcext:value-type="float">
            <text:p>1885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2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889.24" calcext:value-type="float">
            <text:p>1889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3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892.47" calcext:value-type="float">
            <text:p>1892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4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897.07" calcext:value-type="float">
            <text:p>1897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1900.93" calcext:value-type="float">
            <text:p>1900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6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903.83" calcext:value-type="float">
            <text:p>1903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7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906.39" calcext:value-type="float">
            <text:p>1906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8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909.39" calcext:value-type="float">
            <text:p>1909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9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1913.33" calcext:value-type="float">
            <text:p>1913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0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918.11" calcext:value-type="float">
            <text:p>191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922.26" calcext:value-type="float">
            <text:p>1922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2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926.06" calcext:value-type="float">
            <text:p>1926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3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928.74" calcext:value-type="float">
            <text:p>1928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930.8" calcext:value-type="float">
            <text:p>1930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5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932.31" calcext:value-type="float">
            <text:p>1932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6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32.31" calcext:value-type="float">
            <text:p>1932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7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32.31" calcext:value-type="float">
            <text:p>1932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8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32.31" calcext:value-type="float">
            <text:p>1932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9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32.31" calcext:value-type="float">
            <text:p>1932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0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932.31" calcext:value-type="float">
            <text:p>1932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1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932.31" calcext:value-type="float">
            <text:p>1932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2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932.31" calcext:value-type="float">
            <text:p>1932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3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32.31" calcext:value-type="float">
            <text:p>1932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4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1932.31" calcext:value-type="float">
            <text:p>1932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5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32.31" calcext:value-type="float">
            <text:p>1932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6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32.31" calcext:value-type="float">
            <text:p>1932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7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32.31" calcext:value-type="float">
            <text:p>1932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8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32.31" calcext:value-type="float">
            <text:p>1932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32.31" calcext:value-type="float">
            <text:p>1932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32.31" calcext:value-type="float">
            <text:p>1932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1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32.31" calcext:value-type="float">
            <text:p>1932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2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32.31" calcext:value-type="float">
            <text:p>1932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3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932.31" calcext:value-type="float">
            <text:p>1932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4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932.89" calcext:value-type="float">
            <text:p>1932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5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1936.72" calcext:value-type="float">
            <text:p>1936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6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1940.38" calcext:value-type="float">
            <text:p>1940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7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944.76" calcext:value-type="float">
            <text:p>1944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8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947.47" calcext:value-type="float">
            <text:p>1947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9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949.24" calcext:value-type="float">
            <text:p>1949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0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0:42</text:p>
          </table:table-cell>
          <table:table-cell table:number-columns-repeated="3"/>
          <table:table-cell office:value-type="float" office:value="1952.46" calcext:value-type="float">
            <text:p>1952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1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52.97" calcext:value-type="float">
            <text:p>1952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2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241:24</text:p>
          </table:table-cell>
          <table:table-cell table:number-columns-repeated="3"/>
          <table:table-cell office:value-type="float" office:value="1954.07" calcext:value-type="float">
            <text:p>1954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3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07:17</text:p>
          </table:table-cell>
          <table:table-cell table:number-columns-repeated="3"/>
          <table:table-cell office:value-type="float" office:value="1954.07" calcext:value-type="float">
            <text:p>1954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4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954.07" calcext:value-type="float">
            <text:p>1954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5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954.25" calcext:value-type="float">
            <text:p>1954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6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955.51" calcext:value-type="float">
            <text:p>1955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7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956.44" calcext:value-type="float">
            <text:p>1956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8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957.94" calcext:value-type="float">
            <text:p>1957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9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961.54" calcext:value-type="float">
            <text:p>1961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0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966.3" calcext:value-type="float">
            <text:p>1966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1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971.17" calcext:value-type="float">
            <text:p>1971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2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974.48" calcext:value-type="float">
            <text:p>1974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3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977.8" calcext:value-type="float">
            <text:p>1977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4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1980.73" calcext:value-type="float">
            <text:p>1980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5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1985.02" calcext:value-type="float">
            <text:p>1985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6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1990.27" calcext:value-type="float">
            <text:p>1990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7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1995.24" calcext:value-type="float">
            <text:p>1995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8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1995.24" calcext:value-type="float">
            <text:p>1995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9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2000.53" calcext:value-type="float">
            <text:p>2000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50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2005.81" calcext:value-type="float">
            <text:p>2005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51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2011.1" calcext:value-type="float">
            <text:p>2011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52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2016.38" calcext:value-type="float">
            <text:p>2016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53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2021.66" calcext:value-type="float">
            <text:p>2021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54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2025.4" calcext:value-type="float">
            <text:p>2025.4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2T16:13:23.996000000</dc:date>
    <meta:editing-duration>PT5M7S</meta:editing-duration>
    <meta:editing-cycles>1</meta:editing-cycles>
    <meta:document-statistic meta:table-count="1" meta:cell-count="8833" meta:object-count="1"/>
    <meta:generator>LibreOffice/6.0.5.2$Windows_X86_64 LibreOffice_project/54c8cbb85f300ac59db32fe8a675ff7683cd5a16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0" chart:maximum="1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f200" draw:fill-color="#fff2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59cm" svg:height="16.178cm" xlink:href=".." xlink:type="simple" chart:class="chart:line" chart:style-name="ch1">
        <chart:legend svg:x="13.404cm" svg:y="12.836cm" style:legend-expansion="custom" chartooo:width="7.382cm" chartooo:height="1.142cm" style:legend-expansion-aspect-ratio="6.46409807355517" chart:style-name="ch2"/>
        <chart:plot-area chart:style-name="ch3" table:cell-range-address="'Douglas_Gilliland_2018-10-12_12-57-04'.B3:'Douglas_Gilliland_2018-10-12_12-57-04'.E1258" chart:data-source-has-labels="both" svg:x="0.451cm" svg:y="0.323cm" svg:width="21.657cm" svg:height="15.532cm">
          <chartooo:coordinate-region svg:x="1.496cm" svg:y="0.323cm" svg:width="20.612cm" svg:height="13.867cm"/>
          <chart:axis chart:dimension="x" chart:name="primary-x" chart:style-name="ch4" chartooo:axis-type="auto">
            <chartooo:date-scale/>
            <chart:categories table:cell-range-address="'Douglas_Gilliland_2018-10-12_12-57-04'.B4:'Douglas_Gilliland_2018-10-12_12-57-04'.B12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ouglas_Gilliland_2018-10-12_12-57-04'.C4:'Douglas_Gilliland_2018-10-12_12-57-04'.C1258" chart:label-cell-address="'Douglas_Gilliland_2018-10-12_12-57-04'.C3:'Douglas_Gilliland_2018-10-12_12-57-04'.C3" chart:class="chart:line">
            <chart:data-point chart:repeated="1255"/>
          </chart:series>
          <chart:series chart:style-name="ch8" chart:values-cell-range-address="'Douglas_Gilliland_2018-10-12_12-57-04'.D4:'Douglas_Gilliland_2018-10-12_12-57-04'.D1258" chart:label-cell-address="'Douglas_Gilliland_2018-10-12_12-57-04'.D3:'Douglas_Gilliland_2018-10-12_12-57-04'.D3" chart:class="chart:line">
            <chart:data-point chart:repeated="1255"/>
          </chart:series>
          <chart:series chart:style-name="ch9" chart:values-cell-range-address="'Douglas_Gilliland_2018-10-12_12-57-04'.E4:'Douglas_Gilliland_2018-10-12_12-57-04'.E1258" chart:label-cell-address="'Douglas_Gilliland_2018-10-12_12-57-04'.E3:'Douglas_Gilliland_2018-10-12_12-57-04'.E3" chart:class="chart:line">
            <chart:data-point chart:repeated="12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R (bpm)</text:p>
                <draw:g>
                  <svg:desc>'Douglas_Gilliland_2018-10-12_12-57-04'.C3:'Douglas_Gilliland_2018-10-12_12-57-04'.C3</svg:desc>
                </draw:g>
              </table:table-cell>
              <table:table-cell office:value-type="string">
                <text:p>HR(Min)</text:p>
                <draw:g>
                  <svg:desc>'Douglas_Gilliland_2018-10-12_12-57-04'.D3:'Douglas_Gilliland_2018-10-12_12-57-04'.D3</svg:desc>
                </draw:g>
              </table:table-cell>
              <table:table-cell office:value-type="string">
                <text:p>HR(Max)</text:p>
                <draw:g>
                  <svg:desc>'Douglas_Gilliland_2018-10-12_12-57-04'.E3:'Douglas_Gilliland_2018-10-12_12-57-04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0:00:00</text:p>
                <draw:g>
                  <svg:desc>'Douglas_Gilliland_2018-10-12_12-57-04'.B4:'Douglas_Gilliland_2018-10-12_12-57-04'.B1258</svg:desc>
                </draw:g>
              </table:table-cell>
              <table:table-cell office:value-type="float" office:value="74">
                <text:p>74</text:p>
                <draw:g>
                  <svg:desc>'Douglas_Gilliland_2018-10-12_12-57-04'.C4:'Douglas_Gilliland_2018-10-12_12-57-04'.C1258</svg:desc>
                </draw:g>
              </table:table-cell>
              <table:table-cell office:value-type="float" office:value="112">
                <text:p>112</text:p>
                <draw:g>
                  <svg:desc>'Douglas_Gilliland_2018-10-12_12-57-04'.D4:'Douglas_Gilliland_2018-10-12_12-57-04'.D1258</svg:desc>
                </draw:g>
              </table:table-cell>
              <table:table-cell office:value-type="float" office:value="122">
                <text:p>122</text:p>
                <draw:g>
                  <svg:desc>'Douglas_Gilliland_2018-10-12_12-57-04'.E4:'Douglas_Gilliland_2018-10-12_12-57-04'.E1258</svg:desc>
                </draw:g>
              </table:table-cell>
            </table:table-row>
            <table:table-row>
              <table:table-cell office:value-type="string">
                <text:p>00:00:01</text:p>
              </table:table-cell>
              <table:table-cell office:value-type="float" office:value="75">
                <text:p>7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02</text:p>
              </table:table-cell>
              <table:table-cell office:value-type="float" office:value="76">
                <text:p>7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03</text:p>
              </table:table-cell>
              <table:table-cell office:value-type="float" office:value="76">
                <text:p>7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04</text:p>
              </table:table-cell>
              <table:table-cell office:value-type="float" office:value="76">
                <text:p>7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05</text:p>
              </table:table-cell>
              <table:table-cell office:value-type="float" office:value="76">
                <text:p>7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06</text:p>
              </table:table-cell>
              <table:table-cell office:value-type="float" office:value="76">
                <text:p>7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07</text:p>
              </table:table-cell>
              <table:table-cell office:value-type="float" office:value="76">
                <text:p>7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08</text:p>
              </table:table-cell>
              <table:table-cell office:value-type="float" office:value="76">
                <text:p>7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09</text:p>
              </table:table-cell>
              <table:table-cell office:value-type="float" office:value="76">
                <text:p>7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10</text:p>
              </table:table-cell>
              <table:table-cell office:value-type="float" office:value="76">
                <text:p>7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11</text:p>
              </table:table-cell>
              <table:table-cell office:value-type="float" office:value="76">
                <text:p>7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12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13</text:p>
              </table:table-cell>
              <table:table-cell office:value-type="float" office:value="84">
                <text:p>8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14</text:p>
              </table:table-cell>
              <table:table-cell office:value-type="float" office:value="91">
                <text:p>9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15</text:p>
              </table:table-cell>
              <table:table-cell office:value-type="float" office:value="91">
                <text:p>9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16</text:p>
              </table:table-cell>
              <table:table-cell office:value-type="float" office:value="91">
                <text:p>9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17</text:p>
              </table:table-cell>
              <table:table-cell office:value-type="float" office:value="91">
                <text:p>9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18</text:p>
              </table:table-cell>
              <table:table-cell office:value-type="float" office:value="88">
                <text:p>8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19</text:p>
              </table:table-cell>
              <table:table-cell office:value-type="float" office:value="85">
                <text:p>8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20</text:p>
              </table:table-cell>
              <table:table-cell office:value-type="float" office:value="85">
                <text:p>8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21</text:p>
              </table:table-cell>
              <table:table-cell office:value-type="float" office:value="85">
                <text:p>8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22</text:p>
              </table:table-cell>
              <table:table-cell office:value-type="float" office:value="85">
                <text:p>8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23</text:p>
              </table:table-cell>
              <table:table-cell office:value-type="float" office:value="85">
                <text:p>8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24</text:p>
              </table:table-cell>
              <table:table-cell office:value-type="float" office:value="85">
                <text:p>8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25</text:p>
              </table:table-cell>
              <table:table-cell office:value-type="float" office:value="85">
                <text:p>8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26</text:p>
              </table:table-cell>
              <table:table-cell office:value-type="float" office:value="85">
                <text:p>8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27</text:p>
              </table:table-cell>
              <table:table-cell office:value-type="float" office:value="85">
                <text:p>8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28</text:p>
              </table:table-cell>
              <table:table-cell office:value-type="float" office:value="66">
                <text:p>6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29</text:p>
              </table:table-cell>
              <table:table-cell office:value-type="float" office:value="67">
                <text:p>6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30</text:p>
              </table:table-cell>
              <table:table-cell office:value-type="float" office:value="67">
                <text:p>6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31</text:p>
              </table:table-cell>
              <table:table-cell office:value-type="float" office:value="67">
                <text:p>6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32</text:p>
              </table:table-cell>
              <table:table-cell office:value-type="float" office:value="67">
                <text:p>6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33</text:p>
              </table:table-cell>
              <table:table-cell office:value-type="float" office:value="67">
                <text:p>6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34</text:p>
              </table:table-cell>
              <table:table-cell office:value-type="float" office:value="67">
                <text:p>6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35</text:p>
              </table:table-cell>
              <table:table-cell office:value-type="float" office:value="67">
                <text:p>6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36</text:p>
              </table:table-cell>
              <table:table-cell office:value-type="float" office:value="67">
                <text:p>6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37</text:p>
              </table:table-cell>
              <table:table-cell office:value-type="float" office:value="67">
                <text:p>6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38</text:p>
              </table:table-cell>
              <table:table-cell office:value-type="float" office:value="67">
                <text:p>6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39</text:p>
              </table:table-cell>
              <table:table-cell office:value-type="float" office:value="67">
                <text:p>6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40</text:p>
              </table:table-cell>
              <table:table-cell office:value-type="float" office:value="82">
                <text:p>8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41</text:p>
              </table:table-cell>
              <table:table-cell office:value-type="float" office:value="78">
                <text:p>7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42</text:p>
              </table:table-cell>
              <table:table-cell office:value-type="float" office:value="78">
                <text:p>7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43</text:p>
              </table:table-cell>
              <table:table-cell office:value-type="float" office:value="79">
                <text:p>7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44</text:p>
              </table:table-cell>
              <table:table-cell office:value-type="float" office:value="79">
                <text:p>7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45</text:p>
              </table:table-cell>
              <table:table-cell office:value-type="float" office:value="79">
                <text:p>7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46</text:p>
              </table:table-cell>
              <table:table-cell office:value-type="float" office:value="79">
                <text:p>7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47</text:p>
              </table:table-cell>
              <table:table-cell office:value-type="float" office:value="79">
                <text:p>7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48</text:p>
              </table:table-cell>
              <table:table-cell office:value-type="float" office:value="79">
                <text:p>7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49</text:p>
              </table:table-cell>
              <table:table-cell office:value-type="float" office:value="78">
                <text:p>7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50</text:p>
              </table:table-cell>
              <table:table-cell office:value-type="float" office:value="78">
                <text:p>7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51</text:p>
              </table:table-cell>
              <table:table-cell office:value-type="float" office:value="77">
                <text:p>7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52</text:p>
              </table:table-cell>
              <table:table-cell office:value-type="float" office:value="76">
                <text:p>7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53</text:p>
              </table:table-cell>
              <table:table-cell office:value-type="float" office:value="76">
                <text:p>7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54</text:p>
              </table:table-cell>
              <table:table-cell office:value-type="float" office:value="75">
                <text:p>7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55</text:p>
              </table:table-cell>
              <table:table-cell office:value-type="float" office:value="74">
                <text:p>7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56</text:p>
              </table:table-cell>
              <table:table-cell office:value-type="float" office:value="75">
                <text:p>7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57</text:p>
              </table:table-cell>
              <table:table-cell office:value-type="float" office:value="74">
                <text:p>7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58</text:p>
              </table:table-cell>
              <table:table-cell office:value-type="float" office:value="73">
                <text:p>7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0:59</text:p>
              </table:table-cell>
              <table:table-cell office:value-type="float" office:value="74">
                <text:p>7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00</text:p>
              </table:table-cell>
              <table:table-cell office:value-type="float" office:value="75">
                <text:p>7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01</text:p>
              </table:table-cell>
              <table:table-cell office:value-type="float" office:value="76">
                <text:p>7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02</text:p>
              </table:table-cell>
              <table:table-cell office:value-type="float" office:value="76">
                <text:p>7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03</text:p>
              </table:table-cell>
              <table:table-cell office:value-type="float" office:value="77">
                <text:p>7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04</text:p>
              </table:table-cell>
              <table:table-cell office:value-type="float" office:value="77">
                <text:p>7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05</text:p>
              </table:table-cell>
              <table:table-cell office:value-type="float" office:value="77">
                <text:p>7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06</text:p>
              </table:table-cell>
              <table:table-cell office:value-type="float" office:value="77">
                <text:p>7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07</text:p>
              </table:table-cell>
              <table:table-cell office:value-type="float" office:value="77">
                <text:p>7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08</text:p>
              </table:table-cell>
              <table:table-cell office:value-type="float" office:value="77">
                <text:p>7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09</text:p>
              </table:table-cell>
              <table:table-cell office:value-type="float" office:value="77">
                <text:p>7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10</text:p>
              </table:table-cell>
              <table:table-cell office:value-type="float" office:value="77">
                <text:p>7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11</text:p>
              </table:table-cell>
              <table:table-cell office:value-type="float" office:value="77">
                <text:p>7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12</text:p>
              </table:table-cell>
              <table:table-cell office:value-type="float" office:value="77">
                <text:p>7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13</text:p>
              </table:table-cell>
              <table:table-cell office:value-type="float" office:value="76">
                <text:p>7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14</text:p>
              </table:table-cell>
              <table:table-cell office:value-type="float" office:value="77">
                <text:p>7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15</text:p>
              </table:table-cell>
              <table:table-cell office:value-type="float" office:value="75">
                <text:p>7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16</text:p>
              </table:table-cell>
              <table:table-cell office:value-type="float" office:value="75">
                <text:p>7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17</text:p>
              </table:table-cell>
              <table:table-cell office:value-type="float" office:value="75">
                <text:p>7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18</text:p>
              </table:table-cell>
              <table:table-cell office:value-type="float" office:value="74">
                <text:p>7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19</text:p>
              </table:table-cell>
              <table:table-cell office:value-type="float" office:value="74">
                <text:p>7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20</text:p>
              </table:table-cell>
              <table:table-cell office:value-type="float" office:value="75">
                <text:p>7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21</text:p>
              </table:table-cell>
              <table:table-cell office:value-type="float" office:value="76">
                <text:p>7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22</text:p>
              </table:table-cell>
              <table:table-cell office:value-type="float" office:value="76">
                <text:p>7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23</text:p>
              </table:table-cell>
              <table:table-cell office:value-type="float" office:value="77">
                <text:p>7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24</text:p>
              </table:table-cell>
              <table:table-cell office:value-type="float" office:value="78">
                <text:p>7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25</text:p>
              </table:table-cell>
              <table:table-cell office:value-type="float" office:value="78">
                <text:p>7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26</text:p>
              </table:table-cell>
              <table:table-cell office:value-type="float" office:value="78">
                <text:p>7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27</text:p>
              </table:table-cell>
              <table:table-cell office:value-type="float" office:value="79">
                <text:p>7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2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29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30</text:p>
              </table:table-cell>
              <table:table-cell office:value-type="float" office:value="79">
                <text:p>7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31</text:p>
              </table:table-cell>
              <table:table-cell office:value-type="float" office:value="78">
                <text:p>7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32</text:p>
              </table:table-cell>
              <table:table-cell office:value-type="float" office:value="77">
                <text:p>7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33</text:p>
              </table:table-cell>
              <table:table-cell office:value-type="float" office:value="77">
                <text:p>7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34</text:p>
              </table:table-cell>
              <table:table-cell office:value-type="float" office:value="77">
                <text:p>7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35</text:p>
              </table:table-cell>
              <table:table-cell office:value-type="float" office:value="77">
                <text:p>7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36</text:p>
              </table:table-cell>
              <table:table-cell office:value-type="float" office:value="77">
                <text:p>7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37</text:p>
              </table:table-cell>
              <table:table-cell office:value-type="float" office:value="78">
                <text:p>7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3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39</text:p>
              </table:table-cell>
              <table:table-cell office:value-type="float" office:value="81">
                <text:p>8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40</text:p>
              </table:table-cell>
              <table:table-cell office:value-type="float" office:value="82">
                <text:p>8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41</text:p>
              </table:table-cell>
              <table:table-cell office:value-type="float" office:value="83">
                <text:p>8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42</text:p>
              </table:table-cell>
              <table:table-cell office:value-type="float" office:value="84">
                <text:p>8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43</text:p>
              </table:table-cell>
              <table:table-cell office:value-type="float" office:value="84">
                <text:p>8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44</text:p>
              </table:table-cell>
              <table:table-cell office:value-type="float" office:value="87">
                <text:p>8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45</text:p>
              </table:table-cell>
              <table:table-cell office:value-type="float" office:value="87">
                <text:p>8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46</text:p>
              </table:table-cell>
              <table:table-cell office:value-type="float" office:value="88">
                <text:p>8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47</text:p>
              </table:table-cell>
              <table:table-cell office:value-type="float" office:value="91">
                <text:p>9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48</text:p>
              </table:table-cell>
              <table:table-cell office:value-type="float" office:value="92">
                <text:p>9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49</text:p>
              </table:table-cell>
              <table:table-cell office:value-type="float" office:value="93">
                <text:p>9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50</text:p>
              </table:table-cell>
              <table:table-cell office:value-type="float" office:value="93">
                <text:p>9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51</text:p>
              </table:table-cell>
              <table:table-cell office:value-type="float" office:value="93">
                <text:p>9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52</text:p>
              </table:table-cell>
              <table:table-cell office:value-type="float" office:value="94">
                <text:p>9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53</text:p>
              </table:table-cell>
              <table:table-cell office:value-type="float" office:value="94">
                <text:p>9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54</text:p>
              </table:table-cell>
              <table:table-cell office:value-type="float" office:value="95">
                <text:p>9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55</text:p>
              </table:table-cell>
              <table:table-cell office:value-type="float" office:value="94">
                <text:p>9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56</text:p>
              </table:table-cell>
              <table:table-cell office:value-type="float" office:value="93">
                <text:p>9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57</text:p>
              </table:table-cell>
              <table:table-cell office:value-type="float" office:value="93">
                <text:p>9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58</text:p>
              </table:table-cell>
              <table:table-cell office:value-type="float" office:value="91">
                <text:p>9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1:59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00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01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0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03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04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05</text:p>
              </table:table-cell>
              <table:table-cell office:value-type="float" office:value="91">
                <text:p>9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06</text:p>
              </table:table-cell>
              <table:table-cell office:value-type="float" office:value="91">
                <text:p>9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07</text:p>
              </table:table-cell>
              <table:table-cell office:value-type="float" office:value="92">
                <text:p>9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08</text:p>
              </table:table-cell>
              <table:table-cell office:value-type="float" office:value="92">
                <text:p>9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09</text:p>
              </table:table-cell>
              <table:table-cell office:value-type="float" office:value="92">
                <text:p>9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10</text:p>
              </table:table-cell>
              <table:table-cell office:value-type="float" office:value="93">
                <text:p>9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11</text:p>
              </table:table-cell>
              <table:table-cell office:value-type="float" office:value="92">
                <text:p>9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12</text:p>
              </table:table-cell>
              <table:table-cell office:value-type="float" office:value="92">
                <text:p>9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13</text:p>
              </table:table-cell>
              <table:table-cell office:value-type="float" office:value="93">
                <text:p>9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14</text:p>
              </table:table-cell>
              <table:table-cell office:value-type="float" office:value="94">
                <text:p>9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15</text:p>
              </table:table-cell>
              <table:table-cell office:value-type="float" office:value="95">
                <text:p>9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16</text:p>
              </table:table-cell>
              <table:table-cell office:value-type="float" office:value="96">
                <text:p>9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17</text:p>
              </table:table-cell>
              <table:table-cell office:value-type="float" office:value="97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18</text:p>
              </table:table-cell>
              <table:table-cell office:value-type="float" office:value="98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19</text:p>
              </table:table-cell>
              <table:table-cell office:value-type="float" office:value="99">
                <text:p>9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20</text:p>
              </table:table-cell>
              <table:table-cell office:value-type="float" office:value="99">
                <text:p>9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21</text:p>
              </table:table-cell>
              <table:table-cell office:value-type="float" office:value="100">
                <text:p>10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22</text:p>
              </table:table-cell>
              <table:table-cell office:value-type="float" office:value="101">
                <text:p>10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23</text:p>
              </table:table-cell>
              <table:table-cell office:value-type="float" office:value="102">
                <text:p>10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24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25</text:p>
              </table:table-cell>
              <table:table-cell office:value-type="float" office:value="104">
                <text:p>10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26</text:p>
              </table:table-cell>
              <table:table-cell office:value-type="float" office:value="105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27</text:p>
              </table:table-cell>
              <table:table-cell office:value-type="float" office:value="106">
                <text:p>10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28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29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30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31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3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33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34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35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36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37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38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39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40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41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42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43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44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45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46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47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48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49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50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51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52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53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54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55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56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57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58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2:59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00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01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02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03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04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05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06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07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08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09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10</text:p>
              </table:table-cell>
              <table:table-cell office:value-type="float" office:value="106">
                <text:p>10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11</text:p>
              </table:table-cell>
              <table:table-cell office:value-type="float" office:value="105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12</text:p>
              </table:table-cell>
              <table:table-cell office:value-type="float" office:value="105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13</text:p>
              </table:table-cell>
              <table:table-cell office:value-type="float" office:value="104">
                <text:p>10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14</text:p>
              </table:table-cell>
              <table:table-cell office:value-type="float" office:value="104">
                <text:p>10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15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16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17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18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19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20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21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22</text:p>
              </table:table-cell>
              <table:table-cell office:value-type="float" office:value="102">
                <text:p>10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23</text:p>
              </table:table-cell>
              <table:table-cell office:value-type="float" office:value="102">
                <text:p>10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24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25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26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27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28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29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30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31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32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33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34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35</text:p>
              </table:table-cell>
              <table:table-cell office:value-type="float" office:value="104">
                <text:p>10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36</text:p>
              </table:table-cell>
              <table:table-cell office:value-type="float" office:value="105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37</text:p>
              </table:table-cell>
              <table:table-cell office:value-type="float" office:value="106">
                <text:p>10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38</text:p>
              </table:table-cell>
              <table:table-cell office:value-type="float" office:value="106">
                <text:p>10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39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40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41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42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43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44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45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46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47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48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49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50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51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52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53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54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55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56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57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58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3:59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00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01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02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03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04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05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06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07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08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09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10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11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12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13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14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15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16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17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18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19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20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21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22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23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24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25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26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27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28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29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30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31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32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33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34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35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36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37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38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39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40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41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42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43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44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45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46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47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48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49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50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51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52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53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54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55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56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57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58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59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0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01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02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03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04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05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06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07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08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09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10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11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12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13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14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15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16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17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18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19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20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21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22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23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24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25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26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27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28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29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30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31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32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33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34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3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36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37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38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39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40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41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42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43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44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45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46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47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48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49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50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51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52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53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54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55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56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57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58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59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00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01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02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03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04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05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06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07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08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09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10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11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12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13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14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15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16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17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18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19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20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21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22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23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24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25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26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27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28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29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30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31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32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33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34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35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36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37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38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39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40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41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42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43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44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45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46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47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48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49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50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51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52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53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54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55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56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57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58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6:59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00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01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02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03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04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05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06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07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08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09</text:p>
              </table:table-cell>
              <table:table-cell office:value-type="float" office:value="96">
                <text:p>9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10</text:p>
              </table:table-cell>
              <table:table-cell office:value-type="float" office:value="101">
                <text:p>10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11</text:p>
              </table:table-cell>
              <table:table-cell office:value-type="float" office:value="106">
                <text:p>10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12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13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14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15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16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17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18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19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20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21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22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23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24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25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26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27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28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29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30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31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32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33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34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35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36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37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38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39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40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41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42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43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44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45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46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47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48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49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50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51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52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53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54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55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56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57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58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7:59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00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01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02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03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04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05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06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07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08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09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10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11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1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13</text:p>
              </table:table-cell>
              <table:table-cell office:value-type="float" office:value="106">
                <text:p>10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14</text:p>
              </table:table-cell>
              <table:table-cell office:value-type="float" office:value="106">
                <text:p>10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15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16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17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18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19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20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21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22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23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24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25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26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27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28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29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30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31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32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33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34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35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36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37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38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39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40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41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42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43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44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45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46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47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48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49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50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51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52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53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54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55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56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57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58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8:59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00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01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02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03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04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05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06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07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08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09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10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11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12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13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14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1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16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17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18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19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20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21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22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23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24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25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26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27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28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29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30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31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32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33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34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3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36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37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38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39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40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41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42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43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44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45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46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47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48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49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50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51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52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53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54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55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56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57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58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9:59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00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01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02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03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04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05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06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07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08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09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10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11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12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13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14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1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16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17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18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19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20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21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22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23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24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2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26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27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28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29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30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31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32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33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34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3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36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37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38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39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40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4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42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43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44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45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46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47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48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49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50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51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52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53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54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55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56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57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58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0:59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00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01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02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03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04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05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06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07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08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11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12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13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14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15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16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17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23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24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25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26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27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28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2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3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3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32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33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34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35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36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37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38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39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40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41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42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43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44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45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46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47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48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49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50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5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5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53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5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5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56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57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5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5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0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0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0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0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0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0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0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0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0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17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18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19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20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21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22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23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24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25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26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27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28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29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30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31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32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33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34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3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36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37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38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39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40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41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42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43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44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45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46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47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48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49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50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51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52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53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54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55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56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57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5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2:59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00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0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0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0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04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05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06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07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08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09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10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11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12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13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14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15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16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17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18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19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20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21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22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23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24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25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26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27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28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29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30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31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32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33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34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35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36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37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38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39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40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41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42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43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44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45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4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4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48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49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50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51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52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53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54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55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56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57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58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3:59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00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01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02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0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0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0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0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0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0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09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10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11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12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13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14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15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16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17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18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19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20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21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23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24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25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26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27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28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29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30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31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32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33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34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35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36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37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38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39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40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41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42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43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44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45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46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47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48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49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50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51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52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53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54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55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56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57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58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4:59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00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01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02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03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04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05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06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07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08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09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10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11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12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18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23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24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25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26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27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28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29</text:p>
              </table:table-cell>
              <table:table-cell office:value-type="float" office:value="127">
                <text:p>12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30</text:p>
              </table:table-cell>
              <table:table-cell office:value-type="float" office:value="127">
                <text:p>12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31</text:p>
              </table:table-cell>
              <table:table-cell office:value-type="float" office:value="127">
                <text:p>12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32</text:p>
              </table:table-cell>
              <table:table-cell office:value-type="float" office:value="127">
                <text:p>12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33</text:p>
              </table:table-cell>
              <table:table-cell office:value-type="float" office:value="127">
                <text:p>12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34</text:p>
              </table:table-cell>
              <table:table-cell office:value-type="float" office:value="127">
                <text:p>12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35</text:p>
              </table:table-cell>
              <table:table-cell office:value-type="float" office:value="127">
                <text:p>12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36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37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38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39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40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41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42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43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44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45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46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47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48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49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50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51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52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53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54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55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56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57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58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5:59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00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01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02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03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04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05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06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07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08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09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10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11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12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13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14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15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16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17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18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2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2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2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2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27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28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29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30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31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32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33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34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35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36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37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38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39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40</text:p>
              </table:table-cell>
              <table:table-cell office:value-type="float" office:value="127">
                <text:p>12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41</text:p>
              </table:table-cell>
              <table:table-cell office:value-type="float" office:value="127">
                <text:p>12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42</text:p>
              </table:table-cell>
              <table:table-cell office:value-type="float" office:value="127">
                <text:p>12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43</text:p>
              </table:table-cell>
              <table:table-cell office:value-type="float" office:value="127">
                <text:p>12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44</text:p>
              </table:table-cell>
              <table:table-cell office:value-type="float" office:value="127">
                <text:p>12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45</text:p>
              </table:table-cell>
              <table:table-cell office:value-type="float" office:value="127">
                <text:p>12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46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47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48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49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50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51</text:p>
              </table:table-cell>
              <table:table-cell office:value-type="float" office:value="127">
                <text:p>12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52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53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54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55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56</text:p>
              </table:table-cell>
              <table:table-cell office:value-type="float" office:value="127">
                <text:p>12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57</text:p>
              </table:table-cell>
              <table:table-cell office:value-type="float" office:value="127">
                <text:p>12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58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6:59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00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01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02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03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04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05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06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07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08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09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10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11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12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13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14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15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16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17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18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19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20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21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22</text:p>
              </table:table-cell>
              <table:table-cell office:value-type="float" office:value="127">
                <text:p>12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23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24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25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26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27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28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29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30</text:p>
              </table:table-cell>
              <table:table-cell office:value-type="float" office:value="129">
                <text:p>12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31</text:p>
              </table:table-cell>
              <table:table-cell office:value-type="float" office:value="129">
                <text:p>12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32</text:p>
              </table:table-cell>
              <table:table-cell office:value-type="float" office:value="129">
                <text:p>12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33</text:p>
              </table:table-cell>
              <table:table-cell office:value-type="float" office:value="129">
                <text:p>12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34</text:p>
              </table:table-cell>
              <table:table-cell office:value-type="float" office:value="129">
                <text:p>12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35</text:p>
              </table:table-cell>
              <table:table-cell office:value-type="float" office:value="129">
                <text:p>12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36</text:p>
              </table:table-cell>
              <table:table-cell office:value-type="float" office:value="129">
                <text:p>12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37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38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39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40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41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42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43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44</text:p>
              </table:table-cell>
              <table:table-cell office:value-type="float" office:value="129">
                <text:p>12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45</text:p>
              </table:table-cell>
              <table:table-cell office:value-type="float" office:value="129">
                <text:p>12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46</text:p>
              </table:table-cell>
              <table:table-cell office:value-type="float" office:value="130">
                <text:p>13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47</text:p>
              </table:table-cell>
              <table:table-cell office:value-type="float" office:value="130">
                <text:p>13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48</text:p>
              </table:table-cell>
              <table:table-cell office:value-type="float" office:value="131">
                <text:p>13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49</text:p>
              </table:table-cell>
              <table:table-cell office:value-type="float" office:value="131">
                <text:p>13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50</text:p>
              </table:table-cell>
              <table:table-cell office:value-type="float" office:value="131">
                <text:p>13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51</text:p>
              </table:table-cell>
              <table:table-cell office:value-type="float" office:value="131">
                <text:p>13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52</text:p>
              </table:table-cell>
              <table:table-cell office:value-type="float" office:value="131">
                <text:p>13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53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54</text:p>
              </table:table-cell>
              <table:table-cell office:value-type="float" office:value="131">
                <text:p>13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55</text:p>
              </table:table-cell>
              <table:table-cell office:value-type="float" office:value="131">
                <text:p>13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56</text:p>
              </table:table-cell>
              <table:table-cell office:value-type="float" office:value="131">
                <text:p>13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57</text:p>
              </table:table-cell>
              <table:table-cell office:value-type="float" office:value="131">
                <text:p>13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58</text:p>
              </table:table-cell>
              <table:table-cell office:value-type="float" office:value="131">
                <text:p>13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7:59</text:p>
              </table:table-cell>
              <table:table-cell office:value-type="float" office:value="131">
                <text:p>13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00</text:p>
              </table:table-cell>
              <table:table-cell office:value-type="float" office:value="130">
                <text:p>13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01</text:p>
              </table:table-cell>
              <table:table-cell office:value-type="float" office:value="130">
                <text:p>13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02</text:p>
              </table:table-cell>
              <table:table-cell office:value-type="float" office:value="130">
                <text:p>13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03</text:p>
              </table:table-cell>
              <table:table-cell office:value-type="float" office:value="130">
                <text:p>13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04</text:p>
              </table:table-cell>
              <table:table-cell office:value-type="float" office:value="130">
                <text:p>13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05</text:p>
              </table:table-cell>
              <table:table-cell office:value-type="float" office:value="130">
                <text:p>13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06</text:p>
              </table:table-cell>
              <table:table-cell office:value-type="float" office:value="130">
                <text:p>13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07</text:p>
              </table:table-cell>
              <table:table-cell office:value-type="float" office:value="130">
                <text:p>13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08</text:p>
              </table:table-cell>
              <table:table-cell office:value-type="float" office:value="131">
                <text:p>13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09</text:p>
              </table:table-cell>
              <table:table-cell office:value-type="float" office:value="131">
                <text:p>13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10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11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12</text:p>
              </table:table-cell>
              <table:table-cell office:value-type="float" office:value="133">
                <text:p>13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13</text:p>
              </table:table-cell>
              <table:table-cell office:value-type="float" office:value="133">
                <text:p>13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14</text:p>
              </table:table-cell>
              <table:table-cell office:value-type="float" office:value="133">
                <text:p>13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15</text:p>
              </table:table-cell>
              <table:table-cell office:value-type="float" office:value="133">
                <text:p>13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16</text:p>
              </table:table-cell>
              <table:table-cell office:value-type="float" office:value="134">
                <text:p>13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17</text:p>
              </table:table-cell>
              <table:table-cell office:value-type="float" office:value="134">
                <text:p>13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18</text:p>
              </table:table-cell>
              <table:table-cell office:value-type="float" office:value="134">
                <text:p>13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19</text:p>
              </table:table-cell>
              <table:table-cell office:value-type="float" office:value="134">
                <text:p>13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20</text:p>
              </table:table-cell>
              <table:table-cell office:value-type="float" office:value="133">
                <text:p>13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21</text:p>
              </table:table-cell>
              <table:table-cell office:value-type="float" office:value="133">
                <text:p>13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22</text:p>
              </table:table-cell>
              <table:table-cell office:value-type="float" office:value="133">
                <text:p>13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23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24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25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26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27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28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29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30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31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32</text:p>
              </table:table-cell>
              <table:table-cell office:value-type="float" office:value="131">
                <text:p>13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33</text:p>
              </table:table-cell>
              <table:table-cell office:value-type="float" office:value="131">
                <text:p>13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34</text:p>
              </table:table-cell>
              <table:table-cell office:value-type="float" office:value="131">
                <text:p>13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35</text:p>
              </table:table-cell>
              <table:table-cell office:value-type="float" office:value="130">
                <text:p>13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36</text:p>
              </table:table-cell>
              <table:table-cell office:value-type="float" office:value="130">
                <text:p>13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37</text:p>
              </table:table-cell>
              <table:table-cell office:value-type="float" office:value="130">
                <text:p>13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38</text:p>
              </table:table-cell>
              <table:table-cell office:value-type="float" office:value="130">
                <text:p>13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39</text:p>
              </table:table-cell>
              <table:table-cell office:value-type="float" office:value="131">
                <text:p>13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40</text:p>
              </table:table-cell>
              <table:table-cell office:value-type="float" office:value="131">
                <text:p>13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41</text:p>
              </table:table-cell>
              <table:table-cell office:value-type="float" office:value="131">
                <text:p>13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42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43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44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45</text:p>
              </table:table-cell>
              <table:table-cell office:value-type="float" office:value="133">
                <text:p>13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46</text:p>
              </table:table-cell>
              <table:table-cell office:value-type="float" office:value="133">
                <text:p>13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47</text:p>
              </table:table-cell>
              <table:table-cell office:value-type="float" office:value="133">
                <text:p>13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48</text:p>
              </table:table-cell>
              <table:table-cell office:value-type="float" office:value="133">
                <text:p>13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49</text:p>
              </table:table-cell>
              <table:table-cell office:value-type="float" office:value="133">
                <text:p>13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50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51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52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53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54</text:p>
              </table:table-cell>
              <table:table-cell office:value-type="float" office:value="131">
                <text:p>13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55</text:p>
              </table:table-cell>
              <table:table-cell office:value-type="float" office:value="131">
                <text:p>13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56</text:p>
              </table:table-cell>
              <table:table-cell office:value-type="float" office:value="130">
                <text:p>13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57</text:p>
              </table:table-cell>
              <table:table-cell office:value-type="float" office:value="130">
                <text:p>13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58</text:p>
              </table:table-cell>
              <table:table-cell office:value-type="float" office:value="130">
                <text:p>13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59</text:p>
              </table:table-cell>
              <table:table-cell office:value-type="float" office:value="130">
                <text:p>13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00</text:p>
              </table:table-cell>
              <table:table-cell office:value-type="float" office:value="129">
                <text:p>12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01</text:p>
              </table:table-cell>
              <table:table-cell office:value-type="float" office:value="130">
                <text:p>13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02</text:p>
              </table:table-cell>
              <table:table-cell office:value-type="float" office:value="129">
                <text:p>12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03</text:p>
              </table:table-cell>
              <table:table-cell office:value-type="float" office:value="129">
                <text:p>12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04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05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06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07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08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09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10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11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12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13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14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15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16</text:p>
              </table:table-cell>
              <table:table-cell office:value-type="float" office:value="127">
                <text:p>12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17</text:p>
              </table:table-cell>
              <table:table-cell office:value-type="float" office:value="127">
                <text:p>12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18</text:p>
              </table:table-cell>
              <table:table-cell office:value-type="float" office:value="127">
                <text:p>12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19</text:p>
              </table:table-cell>
              <table:table-cell office:value-type="float" office:value="127">
                <text:p>12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20</text:p>
              </table:table-cell>
              <table:table-cell office:value-type="float" office:value="127">
                <text:p>12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21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22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23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24</text:p>
              </table:table-cell>
              <table:table-cell office:value-type="float" office:value="127">
                <text:p>12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25</text:p>
              </table:table-cell>
              <table:table-cell office:value-type="float" office:value="127">
                <text:p>12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26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27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28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29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30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31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32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33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34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35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36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37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38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39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40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4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4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43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44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4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46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47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4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4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5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51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52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53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54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5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56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57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58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59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00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01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02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03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04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05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06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07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08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09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10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11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12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13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14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15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16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17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18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19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2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21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22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23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24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25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26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27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28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29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30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31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3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33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34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35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36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37</text:p>
              </table:table-cell>
              <table:table-cell office:value-type="float" office:value="106">
                <text:p>10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38</text:p>
              </table:table-cell>
              <table:table-cell office:value-type="float" office:value="105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39</text:p>
              </table:table-cell>
              <table:table-cell office:value-type="float" office:value="105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40</text:p>
              </table:table-cell>
              <table:table-cell office:value-type="float" office:value="104">
                <text:p>10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41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42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43</text:p>
              </table:table-cell>
              <table:table-cell office:value-type="float" office:value="101">
                <text:p>10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44</text:p>
              </table:table-cell>
              <table:table-cell office:value-type="float" office:value="102">
                <text:p>10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45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46</text:p>
              </table:table-cell>
              <table:table-cell office:value-type="float" office:value="104">
                <text:p>10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47</text:p>
              </table:table-cell>
              <table:table-cell office:value-type="float" office:value="105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48</text:p>
              </table:table-cell>
              <table:table-cell office:value-type="float" office:value="105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49</text:p>
              </table:table-cell>
              <table:table-cell office:value-type="float" office:value="105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50</text:p>
              </table:table-cell>
              <table:table-cell office:value-type="float" office:value="105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51</text:p>
              </table:table-cell>
              <table:table-cell office:value-type="float" office:value="105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52</text:p>
              </table:table-cell>
              <table:table-cell office:value-type="float" office:value="105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53</text:p>
              </table:table-cell>
              <table:table-cell office:value-type="float" office:value="104">
                <text:p>10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0:54</text:p>
              </table:table-cell>
              <table:table-cell office:value-type="float" office:value="104">
                <text:p>10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